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.279007347812" calcext:value-type="float">
            <text:p>0.279007347812</text:p>
          </table:table-cell>
          <table:table-cell office:value-type="float" office:value="24.2643823588" calcext:value-type="float">
            <text:p>24.2643823588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.220714306775" calcext:value-type="float">
            <text:p>0.220714306775</text:p>
          </table:table-cell>
          <table:table-cell office:value-type="float" office:value="24.2649322387" calcext:value-type="float">
            <text:p>24.2649322387</text:p>
          </table:table-cell>
          <table:table-cell table:formula="of:=[.C2]-[.C1]" office:value-type="float" office:value="0.000549879899999439" calcext:value-type="float">
            <text:p>0.000549879899999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.237998245919" calcext:value-type="float">
            <text:p>0.237998245919</text:p>
          </table:table-cell>
          <table:table-cell office:value-type="float" office:value="24.2649322387" calcext:value-type="float">
            <text:p>24.2649322387</text:p>
          </table:table-cell>
          <table:table-cell table:formula="of:=[.C3]-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.268825754527" calcext:value-type="float">
            <text:p>0.268825754527</text:p>
          </table:table-cell>
          <table:table-cell office:value-type="float" office:value="24.2649322387" calcext:value-type="float">
            <text:p>24.2649322387</text:p>
          </table:table-cell>
          <table:table-cell table:formula="of:=[.C4]-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.309171746646" calcext:value-type="float">
            <text:p>0.309171746646</text:p>
          </table:table-cell>
          <table:table-cell office:value-type="float" office:value="24.2649322387" calcext:value-type="float">
            <text:p>24.2649322387</text:p>
          </table:table-cell>
          <table:table-cell table:formula="of:=[.C5]-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0.17499964596" calcext:value-type="float">
            <text:p>0.17499964596</text:p>
          </table:table-cell>
          <table:table-cell office:value-type="float" office:value="24.70301015" calcext:value-type="float">
            <text:p>24.70301015</text:p>
          </table:table-cell>
          <table:table-cell table:formula="of:=[.C6]-[.C5]" office:value-type="float" office:value="0.438077911300002" calcext:value-type="float">
            <text:p>0.438077911300002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0.17499964599" calcext:value-type="float">
            <text:p>0.17499964599</text:p>
          </table:table-cell>
          <table:table-cell office:value-type="float" office:value="25.1447382889" calcext:value-type="float">
            <text:p>25.1447382889</text:p>
          </table:table-cell>
          <table:table-cell table:formula="of:=[.C7]-[.C6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0.174999646021" calcext:value-type="float">
            <text:p>0.174999646021</text:p>
          </table:table-cell>
          <table:table-cell office:value-type="float" office:value="25.5864664278" calcext:value-type="float">
            <text:p>25.5864664278</text:p>
          </table:table-cell>
          <table:table-cell table:formula="of:=[.C8]-[.C7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0.174999646053" calcext:value-type="float">
            <text:p>0.174999646053</text:p>
          </table:table-cell>
          <table:table-cell office:value-type="float" office:value="26.0281945667" calcext:value-type="float">
            <text:p>26.0281945667</text:p>
          </table:table-cell>
          <table:table-cell table:formula="of:=[.C9]-[.C8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0.174999646088" calcext:value-type="float">
            <text:p>0.174999646088</text:p>
          </table:table-cell>
          <table:table-cell office:value-type="float" office:value="26.4699227056" calcext:value-type="float">
            <text:p>26.4699227056</text:p>
          </table:table-cell>
          <table:table-cell table:formula="of:=[.C10]-[.C9]" office:value-type="float" office:value="0.441728138899997" calcext:value-type="float">
            <text:p>0.441728138899997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0.174999646123" calcext:value-type="float">
            <text:p>0.174999646123</text:p>
          </table:table-cell>
          <table:table-cell office:value-type="float" office:value="26.9116508445" calcext:value-type="float">
            <text:p>26.9116508445</text:p>
          </table:table-cell>
          <table:table-cell table:formula="of:=[.C11]-[.C10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0.17499964616" calcext:value-type="float">
            <text:p>0.17499964616</text:p>
          </table:table-cell>
          <table:table-cell office:value-type="float" office:value="27.3533789834" calcext:value-type="float">
            <text:p>27.3533789834</text:p>
          </table:table-cell>
          <table:table-cell table:formula="of:=[.C12]-[.C11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0.174999646199" calcext:value-type="float">
            <text:p>0.174999646199</text:p>
          </table:table-cell>
          <table:table-cell office:value-type="float" office:value="27.7951071224" calcext:value-type="float">
            <text:p>27.7951071224</text:p>
          </table:table-cell>
          <table:table-cell table:formula="of:=[.C13]-[.C12]" office:value-type="float" office:value="0.441728139000002" calcext:value-type="float">
            <text:p>0.44172813900000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0.174999646238" calcext:value-type="float">
            <text:p>0.174999646238</text:p>
          </table:table-cell>
          <table:table-cell office:value-type="float" office:value="28.2368352613" calcext:value-type="float">
            <text:p>28.2368352613</text:p>
          </table:table-cell>
          <table:table-cell table:formula="of:=[.C14]-[.C13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0.17499964628" calcext:value-type="float">
            <text:p>0.17499964628</text:p>
          </table:table-cell>
          <table:table-cell office:value-type="float" office:value="28.6785634002" calcext:value-type="float">
            <text:p>28.6785634002</text:p>
          </table:table-cell>
          <table:table-cell table:formula="of:=[.C15]-[.C14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0.174999646322" calcext:value-type="float">
            <text:p>0.174999646322</text:p>
          </table:table-cell>
          <table:table-cell office:value-type="float" office:value="29.1202915391" calcext:value-type="float">
            <text:p>29.1202915391</text:p>
          </table:table-cell>
          <table:table-cell table:formula="of:=[.C16]-[.C15]" office:value-type="float" office:value="0.441728138899997" calcext:value-type="float">
            <text:p>0.441728138899997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0.174999646367" calcext:value-type="float">
            <text:p>0.174999646367</text:p>
          </table:table-cell>
          <table:table-cell office:value-type="float" office:value="29.562019678" calcext:value-type="float">
            <text:p>29.562019678</text:p>
          </table:table-cell>
          <table:table-cell table:formula="of:=[.C17]-[.C16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0.174999646412" calcext:value-type="float">
            <text:p>0.174999646412</text:p>
          </table:table-cell>
          <table:table-cell office:value-type="float" office:value="30.0037478169" calcext:value-type="float">
            <text:p>30.0037478169</text:p>
          </table:table-cell>
          <table:table-cell table:formula="of:=[.C18]-[.C17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.174999636855" calcext:value-type="float">
            <text:p>0.174999636855</text:p>
          </table:table-cell>
          <table:table-cell office:value-type="float" office:value="30.438746836" calcext:value-type="float">
            <text:p>30.438746836</text:p>
          </table:table-cell>
          <table:table-cell table:formula="of:=[.C19]-[.C18]" office:value-type="float" office:value="0.434999019100001" calcext:value-type="float">
            <text:p>0.434999019100001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.174999636902" calcext:value-type="float">
            <text:p>0.174999636902</text:p>
          </table:table-cell>
          <table:table-cell office:value-type="float" office:value="30.8670167352" calcext:value-type="float">
            <text:p>30.8670167352</text:p>
          </table:table-cell>
          <table:table-cell table:formula="of:=[.C20]-[.C19]" office:value-type="float" office:value="0.4282698992" calcext:value-type="float">
            <text:p>0.4282698992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.17499963695" calcext:value-type="float">
            <text:p>0.17499963695</text:p>
          </table:table-cell>
          <table:table-cell office:value-type="float" office:value="31.2952866344" calcext:value-type="float">
            <text:p>31.2952866344</text:p>
          </table:table-cell>
          <table:table-cell table:formula="of:=[.C21]-[.C20]" office:value-type="float" office:value="0.4282698992" calcext:value-type="float">
            <text:p>0.428269899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.174999637" calcext:value-type="float">
            <text:p>0.174999637</text:p>
          </table:table-cell>
          <table:table-cell office:value-type="float" office:value="31.7235565336" calcext:value-type="float">
            <text:p>31.7235565336</text:p>
          </table:table-cell>
          <table:table-cell table:formula="of:=[.C22]-[.C21]" office:value-type="float" office:value="0.4282698992" calcext:value-type="float">
            <text:p>0.4282698992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.174999637051" calcext:value-type="float">
            <text:p>0.174999637051</text:p>
          </table:table-cell>
          <table:table-cell office:value-type="float" office:value="32.1518264328" calcext:value-type="float">
            <text:p>32.1518264328</text:p>
          </table:table-cell>
          <table:table-cell table:formula="of:=[.C23]-[.C22]" office:value-type="float" office:value="0.4282698992" calcext:value-type="float">
            <text:p>0.4282698992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.174999637103" calcext:value-type="float">
            <text:p>0.174999637103</text:p>
          </table:table-cell>
          <table:table-cell office:value-type="float" office:value="32.580096332" calcext:value-type="float">
            <text:p>32.580096332</text:p>
          </table:table-cell>
          <table:table-cell table:formula="of:=[.C24]-[.C23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.174999637157" calcext:value-type="float">
            <text:p>0.174999637157</text:p>
          </table:table-cell>
          <table:table-cell office:value-type="float" office:value="33.0083662312" calcext:value-type="float">
            <text:p>33.0083662312</text:p>
          </table:table-cell>
          <table:table-cell table:formula="of:=[.C25]-[.C24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.174999637212" calcext:value-type="float">
            <text:p>0.174999637212</text:p>
          </table:table-cell>
          <table:table-cell office:value-type="float" office:value="33.4366361304" calcext:value-type="float">
            <text:p>33.4366361304</text:p>
          </table:table-cell>
          <table:table-cell table:formula="of:=[.C26]-[.C25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.174999637268" calcext:value-type="float">
            <text:p>0.174999637268</text:p>
          </table:table-cell>
          <table:table-cell office:value-type="float" office:value="33.8649060296" calcext:value-type="float">
            <text:p>33.8649060296</text:p>
          </table:table-cell>
          <table:table-cell table:formula="of:=[.C27]-[.C26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.174999637326" calcext:value-type="float">
            <text:p>0.174999637326</text:p>
          </table:table-cell>
          <table:table-cell office:value-type="float" office:value="34.2931759288" calcext:value-type="float">
            <text:p>34.2931759288</text:p>
          </table:table-cell>
          <table:table-cell table:formula="of:=[.C28]-[.C27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.174999637385" calcext:value-type="float">
            <text:p>0.174999637385</text:p>
          </table:table-cell>
          <table:table-cell office:value-type="float" office:value="34.7214458279" calcext:value-type="float">
            <text:p>34.7214458279</text:p>
          </table:table-cell>
          <table:table-cell table:formula="of:=[.C29]-[.C28]" office:value-type="float" office:value="0.428269899100002" calcext:value-type="float">
            <text:p>0.428269899100002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.174999637445" calcext:value-type="float">
            <text:p>0.174999637445</text:p>
          </table:table-cell>
          <table:table-cell office:value-type="float" office:value="35.1497157271" calcext:value-type="float">
            <text:p>35.1497157271</text:p>
          </table:table-cell>
          <table:table-cell table:formula="of:=[.C30]-[.C29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.174999637507" calcext:value-type="float">
            <text:p>0.174999637507</text:p>
          </table:table-cell>
          <table:table-cell office:value-type="float" office:value="35.5779856263" calcext:value-type="float">
            <text:p>35.5779856263</text:p>
          </table:table-cell>
          <table:table-cell table:formula="of:=[.C31]-[.C30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.17499963757" calcext:value-type="float">
            <text:p>0.17499963757</text:p>
          </table:table-cell>
          <table:table-cell office:value-type="float" office:value="36.0062555255" calcext:value-type="float">
            <text:p>36.0062555255</text:p>
          </table:table-cell>
          <table:table-cell table:formula="of:=[.C32]-[.C31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.174999637634" calcext:value-type="float">
            <text:p>0.174999637634</text:p>
          </table:table-cell>
          <table:table-cell office:value-type="float" office:value="36.4345254247" calcext:value-type="float">
            <text:p>36.4345254247</text:p>
          </table:table-cell>
          <table:table-cell table:formula="of:=[.C33]-[.C32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.1749996377" calcext:value-type="float">
            <text:p>0.1749996377</text:p>
          </table:table-cell>
          <table:table-cell office:value-type="float" office:value="36.8627953239" calcext:value-type="float">
            <text:p>36.8627953239</text:p>
          </table:table-cell>
          <table:table-cell table:formula="of:=[.C34]-[.C33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.174999637767" calcext:value-type="float">
            <text:p>0.174999637767</text:p>
          </table:table-cell>
          <table:table-cell office:value-type="float" office:value="37.2910652231" calcext:value-type="float">
            <text:p>37.2910652231</text:p>
          </table:table-cell>
          <table:table-cell table:formula="of:=[.C35]-[.C34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.174999637835" calcext:value-type="float">
            <text:p>0.174999637835</text:p>
          </table:table-cell>
          <table:table-cell office:value-type="float" office:value="37.7193351223" calcext:value-type="float">
            <text:p>37.7193351223</text:p>
          </table:table-cell>
          <table:table-cell table:formula="of:=[.C36]-[.C35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.174999637905" calcext:value-type="float">
            <text:p>0.174999637905</text:p>
          </table:table-cell>
          <table:table-cell office:value-type="float" office:value="38.1476050215" calcext:value-type="float">
            <text:p>38.1476050215</text:p>
          </table:table-cell>
          <table:table-cell table:formula="of:=[.C37]-[.C36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.174999637976" calcext:value-type="float">
            <text:p>0.174999637976</text:p>
          </table:table-cell>
          <table:table-cell office:value-type="float" office:value="38.5758749207" calcext:value-type="float">
            <text:p>38.5758749207</text:p>
          </table:table-cell>
          <table:table-cell table:formula="of:=[.C38]-[.C37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.174999688782" calcext:value-type="float">
            <text:p>0.174999688782</text:p>
          </table:table-cell>
          <table:table-cell office:value-type="float" office:value="38.9945920086" calcext:value-type="float">
            <text:p>38.9945920086</text:p>
          </table:table-cell>
          <table:table-cell table:formula="of:=[.C39]-[.C38]" office:value-type="float" office:value="0.418717087899999" calcext:value-type="float">
            <text:p>0.418717087899999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.174999720859" calcext:value-type="float">
            <text:p>0.174999720859</text:p>
          </table:table-cell>
          <table:table-cell office:value-type="float" office:value="39.4037562728" calcext:value-type="float">
            <text:p>39.4037562728</text:p>
          </table:table-cell>
          <table:table-cell table:formula="of:=[.C40]-[.C39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.174999752937" calcext:value-type="float">
            <text:p>0.174999752937</text:p>
          </table:table-cell>
          <table:table-cell office:value-type="float" office:value="39.812920537" calcext:value-type="float">
            <text:p>39.812920537</text:p>
          </table:table-cell>
          <table:table-cell table:formula="of:=[.C41]-[.C40]" office:value-type="float" office:value="0.409164264199994" calcext:value-type="float">
            <text:p>0.409164264199994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.174999785016" calcext:value-type="float">
            <text:p>0.174999785016</text:p>
          </table:table-cell>
          <table:table-cell office:value-type="float" office:value="40.2220848012" calcext:value-type="float">
            <text:p>40.2220848012</text:p>
          </table:table-cell>
          <table:table-cell table:formula="of:=[.C42]-[.C41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.174999817096" calcext:value-type="float">
            <text:p>0.174999817096</text:p>
          </table:table-cell>
          <table:table-cell office:value-type="float" office:value="40.6312490654" calcext:value-type="float">
            <text:p>40.6312490654</text:p>
          </table:table-cell>
          <table:table-cell table:formula="of:=[.C43]-[.C42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.174999849178" calcext:value-type="float">
            <text:p>0.174999849178</text:p>
          </table:table-cell>
          <table:table-cell office:value-type="float" office:value="41.0404133296" calcext:value-type="float">
            <text:p>41.0404133296</text:p>
          </table:table-cell>
          <table:table-cell table:formula="of:=[.C44]-[.C43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.17499988126" calcext:value-type="float">
            <text:p>0.17499988126</text:p>
          </table:table-cell>
          <table:table-cell office:value-type="float" office:value="41.4495775938" calcext:value-type="float">
            <text:p>41.4495775938</text:p>
          </table:table-cell>
          <table:table-cell table:formula="of:=[.C45]-[.C44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.174999913344" calcext:value-type="float">
            <text:p>0.174999913344</text:p>
          </table:table-cell>
          <table:table-cell office:value-type="float" office:value="41.858741858" calcext:value-type="float">
            <text:p>41.858741858</text:p>
          </table:table-cell>
          <table:table-cell table:formula="of:=[.C46]-[.C45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47579273699" calcext:value-type="float">
            <text:p>0.347579273699</text:p>
          </table:table-cell>
          <table:table-cell office:value-type="float" office:value="41.8587422867" calcext:value-type="float">
            <text:p>41.8587422867</text:p>
          </table:table-cell>
          <table:table-cell table:formula="of:=[.C47]-[.C46]" office:value-type="float" office:value="0.000000428699998167303" calcext:value-type="float">
            <text:p>4.28699998167303E-0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341307656321" calcext:value-type="float">
            <text:p>0.341307656321</text:p>
          </table:table-cell>
          <table:table-cell office:value-type="float" office:value="42.2203991035" calcext:value-type="float">
            <text:p>42.2203991035</text:p>
          </table:table-cell>
          <table:table-cell table:formula="of:=[.C48]-[.C47]" office:value-type="float" office:value="0.3616568168" calcext:value-type="float">
            <text:p>0.3616568168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0.235696565464" calcext:value-type="float">
            <text:p>0.235696565464</text:p>
          </table:table-cell>
          <table:table-cell office:value-type="float" office:value="42.2203991921" calcext:value-type="float">
            <text:p>42.2203991921</text:p>
          </table:table-cell>
          <table:table-cell table:formula="of:=[.C49]-[.C48]" office:value-type="float" office:value="0.0000000885999966726558" calcext:value-type="float">
            <text:p>8.85999966726558E-08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0.17499964596" calcext:value-type="float">
            <text:p>0.17499964596</text:p>
          </table:table-cell>
          <table:table-cell office:value-type="float" office:value="24.70301015" calcext:value-type="float">
            <text:p>24.70301015</text:p>
          </table:table-cell>
          <table:table-cell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0.17499964599" calcext:value-type="float">
            <text:p>0.17499964599</text:p>
          </table:table-cell>
          <table:table-cell office:value-type="float" office:value="25.1447382889" calcext:value-type="float">
            <text:p>25.1447382889</text:p>
          </table:table-cell>
          <table:table-cell table:formula="of:=[.C2]-[.C1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0.174999646021" calcext:value-type="float">
            <text:p>0.174999646021</text:p>
          </table:table-cell>
          <table:table-cell office:value-type="float" office:value="25.5864664278" calcext:value-type="float">
            <text:p>25.5864664278</text:p>
          </table:table-cell>
          <table:table-cell table:formula="of:=[.C3]-[.C2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0.174999646053" calcext:value-type="float">
            <text:p>0.174999646053</text:p>
          </table:table-cell>
          <table:table-cell office:value-type="float" office:value="26.0281945667" calcext:value-type="float">
            <text:p>26.0281945667</text:p>
          </table:table-cell>
          <table:table-cell table:formula="of:=[.C4]-[.C3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0.174999646088" calcext:value-type="float">
            <text:p>0.174999646088</text:p>
          </table:table-cell>
          <table:table-cell office:value-type="float" office:value="26.4699227056" calcext:value-type="float">
            <text:p>26.4699227056</text:p>
          </table:table-cell>
          <table:table-cell table:formula="of:=[.C5]-[.C4]" office:value-type="float" office:value="0.441728138899997" calcext:value-type="float">
            <text:p>0.441728138899997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0.174999646123" calcext:value-type="float">
            <text:p>0.174999646123</text:p>
          </table:table-cell>
          <table:table-cell office:value-type="float" office:value="26.9116508445" calcext:value-type="float">
            <text:p>26.9116508445</text:p>
          </table:table-cell>
          <table:table-cell table:formula="of:=[.C6]-[.C5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0.17499964616" calcext:value-type="float">
            <text:p>0.17499964616</text:p>
          </table:table-cell>
          <table:table-cell office:value-type="float" office:value="27.3533789834" calcext:value-type="float">
            <text:p>27.3533789834</text:p>
          </table:table-cell>
          <table:table-cell table:formula="of:=[.C7]-[.C6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0.174999646199" calcext:value-type="float">
            <text:p>0.174999646199</text:p>
          </table:table-cell>
          <table:table-cell office:value-type="float" office:value="27.7951071224" calcext:value-type="float">
            <text:p>27.7951071224</text:p>
          </table:table-cell>
          <table:table-cell table:formula="of:=[.C8]-[.C7]" office:value-type="float" office:value="0.441728139000002" calcext:value-type="float">
            <text:p>0.44172813900000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0.174999646238" calcext:value-type="float">
            <text:p>0.174999646238</text:p>
          </table:table-cell>
          <table:table-cell office:value-type="float" office:value="28.2368352613" calcext:value-type="float">
            <text:p>28.2368352613</text:p>
          </table:table-cell>
          <table:table-cell table:formula="of:=[.C9]-[.C8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0.17499964628" calcext:value-type="float">
            <text:p>0.17499964628</text:p>
          </table:table-cell>
          <table:table-cell office:value-type="float" office:value="28.6785634002" calcext:value-type="float">
            <text:p>28.6785634002</text:p>
          </table:table-cell>
          <table:table-cell table:formula="of:=[.C10]-[.C9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0.174999646322" calcext:value-type="float">
            <text:p>0.174999646322</text:p>
          </table:table-cell>
          <table:table-cell office:value-type="float" office:value="29.1202915391" calcext:value-type="float">
            <text:p>29.1202915391</text:p>
          </table:table-cell>
          <table:table-cell table:formula="of:=[.C11]-[.C10]" office:value-type="float" office:value="0.441728138899997" calcext:value-type="float">
            <text:p>0.441728138899997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0.174999646367" calcext:value-type="float">
            <text:p>0.174999646367</text:p>
          </table:table-cell>
          <table:table-cell office:value-type="float" office:value="29.562019678" calcext:value-type="float">
            <text:p>29.562019678</text:p>
          </table:table-cell>
          <table:table-cell table:formula="of:=[.C12]-[.C11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0.174999646412" calcext:value-type="float">
            <text:p>0.174999646412</text:p>
          </table:table-cell>
          <table:table-cell office:value-type="float" office:value="30.0037478169" calcext:value-type="float">
            <text:p>30.0037478169</text:p>
          </table:table-cell>
          <table:table-cell table:formula="of:=[.C13]-[.C12]" office:value-type="float" office:value="0.4417281389" calcext:value-type="float">
            <text:p>0.4417281389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.174999636855" calcext:value-type="float">
            <text:p>0.174999636855</text:p>
          </table:table-cell>
          <table:table-cell office:value-type="float" office:value="30.438746836" calcext:value-type="float">
            <text:p>30.438746836</text:p>
          </table:table-cell>
          <table:table-cell table:formula="of:=[.C14]-[.C13]" office:value-type="float" office:value="0.434999019100001" calcext:value-type="float">
            <text:p>0.434999019100001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.174999636902" calcext:value-type="float">
            <text:p>0.174999636902</text:p>
          </table:table-cell>
          <table:table-cell office:value-type="float" office:value="30.8670167352" calcext:value-type="float">
            <text:p>30.8670167352</text:p>
          </table:table-cell>
          <table:table-cell table:formula="of:=[.C15]-[.C14]" office:value-type="float" office:value="0.4282698992" calcext:value-type="float">
            <text:p>0.4282698992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.17499963695" calcext:value-type="float">
            <text:p>0.17499963695</text:p>
          </table:table-cell>
          <table:table-cell office:value-type="float" office:value="31.2952866344" calcext:value-type="float">
            <text:p>31.2952866344</text:p>
          </table:table-cell>
          <table:table-cell table:formula="of:=[.C16]-[.C15]" office:value-type="float" office:value="0.4282698992" calcext:value-type="float">
            <text:p>0.428269899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.174999637" calcext:value-type="float">
            <text:p>0.174999637</text:p>
          </table:table-cell>
          <table:table-cell office:value-type="float" office:value="31.7235565336" calcext:value-type="float">
            <text:p>31.7235565336</text:p>
          </table:table-cell>
          <table:table-cell table:formula="of:=[.C17]-[.C16]" office:value-type="float" office:value="0.4282698992" calcext:value-type="float">
            <text:p>0.4282698992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.174999637051" calcext:value-type="float">
            <text:p>0.174999637051</text:p>
          </table:table-cell>
          <table:table-cell office:value-type="float" office:value="32.1518264328" calcext:value-type="float">
            <text:p>32.1518264328</text:p>
          </table:table-cell>
          <table:table-cell table:formula="of:=[.C18]-[.C17]" office:value-type="float" office:value="0.4282698992" calcext:value-type="float">
            <text:p>0.4282698992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.174999637103" calcext:value-type="float">
            <text:p>0.174999637103</text:p>
          </table:table-cell>
          <table:table-cell office:value-type="float" office:value="32.580096332" calcext:value-type="float">
            <text:p>32.580096332</text:p>
          </table:table-cell>
          <table:table-cell table:formula="of:=[.C19]-[.C18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.174999637157" calcext:value-type="float">
            <text:p>0.174999637157</text:p>
          </table:table-cell>
          <table:table-cell office:value-type="float" office:value="33.0083662312" calcext:value-type="float">
            <text:p>33.0083662312</text:p>
          </table:table-cell>
          <table:table-cell table:formula="of:=[.C20]-[.C19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.174999637212" calcext:value-type="float">
            <text:p>0.174999637212</text:p>
          </table:table-cell>
          <table:table-cell office:value-type="float" office:value="33.4366361304" calcext:value-type="float">
            <text:p>33.4366361304</text:p>
          </table:table-cell>
          <table:table-cell table:formula="of:=[.C21]-[.C20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.174999637268" calcext:value-type="float">
            <text:p>0.174999637268</text:p>
          </table:table-cell>
          <table:table-cell office:value-type="float" office:value="33.8649060296" calcext:value-type="float">
            <text:p>33.8649060296</text:p>
          </table:table-cell>
          <table:table-cell table:formula="of:=[.C22]-[.C21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.174999637326" calcext:value-type="float">
            <text:p>0.174999637326</text:p>
          </table:table-cell>
          <table:table-cell office:value-type="float" office:value="34.2931759288" calcext:value-type="float">
            <text:p>34.2931759288</text:p>
          </table:table-cell>
          <table:table-cell table:formula="of:=[.C23]-[.C22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.174999637385" calcext:value-type="float">
            <text:p>0.174999637385</text:p>
          </table:table-cell>
          <table:table-cell office:value-type="float" office:value="34.7214458279" calcext:value-type="float">
            <text:p>34.7214458279</text:p>
          </table:table-cell>
          <table:table-cell table:formula="of:=[.C24]-[.C23]" office:value-type="float" office:value="0.428269899100002" calcext:value-type="float">
            <text:p>0.428269899100002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.174999637445" calcext:value-type="float">
            <text:p>0.174999637445</text:p>
          </table:table-cell>
          <table:table-cell office:value-type="float" office:value="35.1497157271" calcext:value-type="float">
            <text:p>35.1497157271</text:p>
          </table:table-cell>
          <table:table-cell table:formula="of:=[.C25]-[.C24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.174999637507" calcext:value-type="float">
            <text:p>0.174999637507</text:p>
          </table:table-cell>
          <table:table-cell office:value-type="float" office:value="35.5779856263" calcext:value-type="float">
            <text:p>35.5779856263</text:p>
          </table:table-cell>
          <table:table-cell table:formula="of:=[.C26]-[.C25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.17499963757" calcext:value-type="float">
            <text:p>0.17499963757</text:p>
          </table:table-cell>
          <table:table-cell office:value-type="float" office:value="36.0062555255" calcext:value-type="float">
            <text:p>36.0062555255</text:p>
          </table:table-cell>
          <table:table-cell table:formula="of:=[.C27]-[.C26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.174999637634" calcext:value-type="float">
            <text:p>0.174999637634</text:p>
          </table:table-cell>
          <table:table-cell office:value-type="float" office:value="36.4345254247" calcext:value-type="float">
            <text:p>36.4345254247</text:p>
          </table:table-cell>
          <table:table-cell table:formula="of:=[.C28]-[.C27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.1749996377" calcext:value-type="float">
            <text:p>0.1749996377</text:p>
          </table:table-cell>
          <table:table-cell office:value-type="float" office:value="36.8627953239" calcext:value-type="float">
            <text:p>36.8627953239</text:p>
          </table:table-cell>
          <table:table-cell table:formula="of:=[.C29]-[.C28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.174999637767" calcext:value-type="float">
            <text:p>0.174999637767</text:p>
          </table:table-cell>
          <table:table-cell office:value-type="float" office:value="37.2910652231" calcext:value-type="float">
            <text:p>37.2910652231</text:p>
          </table:table-cell>
          <table:table-cell table:formula="of:=[.C30]-[.C29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.174999637835" calcext:value-type="float">
            <text:p>0.174999637835</text:p>
          </table:table-cell>
          <table:table-cell office:value-type="float" office:value="37.7193351223" calcext:value-type="float">
            <text:p>37.7193351223</text:p>
          </table:table-cell>
          <table:table-cell table:formula="of:=[.C31]-[.C30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.174999637905" calcext:value-type="float">
            <text:p>0.174999637905</text:p>
          </table:table-cell>
          <table:table-cell office:value-type="float" office:value="38.1476050215" calcext:value-type="float">
            <text:p>38.1476050215</text:p>
          </table:table-cell>
          <table:table-cell table:formula="of:=[.C32]-[.C31]" office:value-type="float" office:value="0.428269899199997" calcext:value-type="float">
            <text:p>0.42826989919999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.174999637976" calcext:value-type="float">
            <text:p>0.174999637976</text:p>
          </table:table-cell>
          <table:table-cell office:value-type="float" office:value="38.5758749207" calcext:value-type="float">
            <text:p>38.5758749207</text:p>
          </table:table-cell>
          <table:table-cell table:formula="of:=[.C33]-[.C32]" office:value-type="float" office:value="0.428269899200004" calcext:value-type="float">
            <text:p>0.428269899200004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.174999688782" calcext:value-type="float">
            <text:p>0.174999688782</text:p>
          </table:table-cell>
          <table:table-cell office:value-type="float" office:value="38.9945920086" calcext:value-type="float">
            <text:p>38.9945920086</text:p>
          </table:table-cell>
          <table:table-cell table:formula="of:=[.C34]-[.C33]" office:value-type="float" office:value="0.418717087899999" calcext:value-type="float">
            <text:p>0.418717087899999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.174999720859" calcext:value-type="float">
            <text:p>0.174999720859</text:p>
          </table:table-cell>
          <table:table-cell office:value-type="float" office:value="39.4037562728" calcext:value-type="float">
            <text:p>39.4037562728</text:p>
          </table:table-cell>
          <table:table-cell table:formula="of:=[.C35]-[.C34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.174999752937" calcext:value-type="float">
            <text:p>0.174999752937</text:p>
          </table:table-cell>
          <table:table-cell office:value-type="float" office:value="39.812920537" calcext:value-type="float">
            <text:p>39.812920537</text:p>
          </table:table-cell>
          <table:table-cell table:formula="of:=[.C36]-[.C35]" office:value-type="float" office:value="0.409164264199994" calcext:value-type="float">
            <text:p>0.409164264199994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.174999785016" calcext:value-type="float">
            <text:p>0.174999785016</text:p>
          </table:table-cell>
          <table:table-cell office:value-type="float" office:value="40.2220848012" calcext:value-type="float">
            <text:p>40.2220848012</text:p>
          </table:table-cell>
          <table:table-cell table:formula="of:=[.C37]-[.C36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.174999817096" calcext:value-type="float">
            <text:p>0.174999817096</text:p>
          </table:table-cell>
          <table:table-cell office:value-type="float" office:value="40.6312490654" calcext:value-type="float">
            <text:p>40.6312490654</text:p>
          </table:table-cell>
          <table:table-cell table:formula="of:=[.C38]-[.C37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.174999849178" calcext:value-type="float">
            <text:p>0.174999849178</text:p>
          </table:table-cell>
          <table:table-cell office:value-type="float" office:value="41.0404133296" calcext:value-type="float">
            <text:p>41.0404133296</text:p>
          </table:table-cell>
          <table:table-cell table:formula="of:=[.C39]-[.C38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.17499988126" calcext:value-type="float">
            <text:p>0.17499988126</text:p>
          </table:table-cell>
          <table:table-cell office:value-type="float" office:value="41.4495775938" calcext:value-type="float">
            <text:p>41.4495775938</text:p>
          </table:table-cell>
          <table:table-cell table:formula="of:=[.C40]-[.C39]" office:value-type="float" office:value="0.409164264200001" calcext:value-type="float">
            <text:p>0.409164264200001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.174999913344" calcext:value-type="float">
            <text:p>0.174999913344</text:p>
          </table:table-cell>
          <table:table-cell office:value-type="float" office:value="41.858741858" calcext:value-type="float">
            <text:p>41.858741858</text:p>
          </table:table-cell>
          <table:table-cell table:formula="of:=[.C41]-[.C40]" office:value-type="float" office:value="0.409164264200001" calcext:value-type="float">
            <text:p>0.409164264200001</text:p>
          </table:table-cell>
        </table:table-row>
      </table:table>
      <table:table table:name="Sheet3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24.7030101499577" calcext:value-type="float">
            <text:p>24.70</text:p>
          </table:table-cell>
          <table:table-cell office:value-type="float" office:value="-29219.3026354" calcext:value-type="float">
            <text:p>-29,219.30</text:p>
          </table:table-cell>
          <table:table-cell office:value-type="float" office:value="11812.543302" calcext:value-type="float">
            <text:p>11,812.54</text:p>
          </table:table-cell>
          <table:table-cell/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25.1447382888731" calcext:value-type="float">
            <text:p>25.14</text:p>
          </table:table-cell>
          <table:table-cell office:value-type="float" office:value="-17921.0960051" calcext:value-type="float">
            <text:p>-17,921.10</text:p>
          </table:table-cell>
          <table:table-cell office:value-type="float" office:value="8445.98597579" calcext:value-type="float">
            <text:p>8,445.99</text:p>
          </table:table-cell>
          <table:table-cell/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25.5864664277885" calcext:value-type="float">
            <text:p>25.59</text:p>
          </table:table-cell>
          <table:table-cell office:value-type="float" office:value="-11080.6115894" calcext:value-type="float">
            <text:p>-11,080.61</text:p>
          </table:table-cell>
          <table:table-cell office:value-type="float" office:value="8002.59090356" calcext:value-type="float">
            <text:p>8,002.59</text:p>
          </table:table-cell>
          <table:table-cell/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26.0281945667038" calcext:value-type="float">
            <text:p>26.03</text:p>
          </table:table-cell>
          <table:table-cell office:value-type="float" office:value="-9273.28631819" calcext:value-type="float">
            <text:p>-9,273.29</text:p>
          </table:table-cell>
          <table:table-cell office:value-type="float" office:value="7134.23777864" calcext:value-type="float">
            <text:p>7,134.24</text:p>
          </table:table-cell>
          <table:table-cell/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26.4699227056192" calcext:value-type="float">
            <text:p>26.47</text:p>
          </table:table-cell>
          <table:table-cell office:value-type="float" office:value="-8629.01369101" calcext:value-type="float">
            <text:p>-8,629.01</text:p>
          </table:table-cell>
          <table:table-cell office:value-type="float" office:value="6888.53576485" calcext:value-type="float">
            <text:p>6,888.54</text:p>
          </table:table-cell>
          <table:table-cell/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26.9116508445346" calcext:value-type="float">
            <text:p>26.91</text:p>
          </table:table-cell>
          <table:table-cell office:value-type="float" office:value="-8787.71016491" calcext:value-type="float">
            <text:p>-8,787.71</text:p>
          </table:table-cell>
          <table:table-cell office:value-type="float" office:value="6174.9018219" calcext:value-type="float">
            <text:p>6,174.90</text:p>
          </table:table-cell>
          <table:table-cell/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27.35337898345" calcext:value-type="float">
            <text:p>27.35</text:p>
          </table:table-cell>
          <table:table-cell office:value-type="float" office:value="-9080.7969561" calcext:value-type="float">
            <text:p>-9,080.80</text:p>
          </table:table-cell>
          <table:table-cell office:value-type="float" office:value="7289.85830936" calcext:value-type="float">
            <text:p>7,289.86</text:p>
          </table:table-cell>
          <table:table-cell/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27.7951071223654" calcext:value-type="float">
            <text:p>27.80</text:p>
          </table:table-cell>
          <table:table-cell office:value-type="float" office:value="-6341.23338145" calcext:value-type="float">
            <text:p>-6,341.23</text:p>
          </table:table-cell>
          <table:table-cell office:value-type="float" office:value="8453.5191199" calcext:value-type="float">
            <text:p>8,453.52</text:p>
          </table:table-cell>
          <table:table-cell/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28.2368352612808" calcext:value-type="float">
            <text:p>28.24</text:p>
          </table:table-cell>
          <table:table-cell office:value-type="float" office:value="-5028.35414955" calcext:value-type="float">
            <text:p>-5,028.35</text:p>
          </table:table-cell>
          <table:table-cell office:value-type="float" office:value="11075.2956722" calcext:value-type="float">
            <text:p>11,075.30</text:p>
          </table:table-cell>
          <table:table-cell/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28.6785634001961" calcext:value-type="float">
            <text:p>28.68</text:p>
          </table:table-cell>
          <table:table-cell office:value-type="float" office:value="-4178.25241128" calcext:value-type="float">
            <text:p>-4,178.25</text:p>
          </table:table-cell>
          <table:table-cell office:value-type="float" office:value="12366.2713418" calcext:value-type="float">
            <text:p>12,366.27</text:p>
          </table:table-cell>
          <table:table-cell/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29.1202915391115" calcext:value-type="float">
            <text:p>29.12</text:p>
          </table:table-cell>
          <table:table-cell office:value-type="float" office:value="-3330.27818256" calcext:value-type="float">
            <text:p>-3,330.28</text:p>
          </table:table-cell>
          <table:table-cell office:value-type="float" office:value="12647.8119989" calcext:value-type="float">
            <text:p>12,647.81</text:p>
          </table:table-cell>
          <table:table-cell/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29.5620196780269" calcext:value-type="float">
            <text:p>29.56</text:p>
          </table:table-cell>
          <table:table-cell office:value-type="float" office:value="-2498.32767635" calcext:value-type="float">
            <text:p>-2,498.33</text:p>
          </table:table-cell>
          <table:table-cell office:value-type="float" office:value="12997.9650868" calcext:value-type="float">
            <text:p>12,997.97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30.0037478169423" calcext:value-type="float">
            <text:p>30.00</text:p>
          </table:table-cell>
          <table:table-cell office:value-type="float" office:value="-1696.31782338" calcext:value-type="float">
            <text:p>-1,696.32</text:p>
          </table:table-cell>
          <table:table-cell office:value-type="float" office:value="13487.3494683" calcext:value-type="float">
            <text:p>13,487.35</text:p>
          </table:table-cell>
          <table:table-cell/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30.4387468359975" calcext:value-type="float">
            <text:p>30.44</text:p>
          </table:table-cell>
          <table:table-cell office:value-type="float" office:value="-897.125965886" calcext:value-type="float">
            <text:p>-897.13</text:p>
          </table:table-cell>
          <table:table-cell office:value-type="float" office:value="14093.9639587" calcext:value-type="float">
            <text:p>14,093.96</text:p>
          </table:table-cell>
          <table:table-cell/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0.8670167351925" calcext:value-type="float">
            <text:p>30.87</text:p>
          </table:table-cell>
          <table:table-cell office:value-type="float" office:value="-129.501811012" calcext:value-type="float">
            <text:p>-129.50</text:p>
          </table:table-cell>
          <table:table-cell office:value-type="float" office:value="14789.8401924" calcext:value-type="float">
            <text:p>14,789.84</text:p>
          </table:table-cell>
          <table:table-cell/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31.2952866343875" calcext:value-type="float">
            <text:p>31.30</text:p>
          </table:table-cell>
          <table:table-cell office:value-type="float" office:value="601.661920609" calcext:value-type="float">
            <text:p>601.66</text:p>
          </table:table-cell>
          <table:table-cell office:value-type="float" office:value="15546.8370491" calcext:value-type="float">
            <text:p>15,546.84</text:p>
          </table:table-cell>
          <table:table-cell/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1.7235565335825" calcext:value-type="float">
            <text:p>31.72</text:p>
          </table:table-cell>
          <table:table-cell office:value-type="float" office:value="1287.94113167" calcext:value-type="float">
            <text:p>1,287.94</text:p>
          </table:table-cell>
          <table:table-cell office:value-type="float" office:value="16323.6981037" calcext:value-type="float">
            <text:p>16,323.70</text:p>
          </table:table-cell>
          <table:table-cell/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2.1518264327775" calcext:value-type="float">
            <text:p>32.15</text:p>
          </table:table-cell>
          <table:table-cell office:value-type="float" office:value="1909.12183141" calcext:value-type="float">
            <text:p>1,909.12</text:p>
          </table:table-cell>
          <table:table-cell office:value-type="float" office:value="17137.5474204" calcext:value-type="float">
            <text:p>17,137.55</text:p>
          </table:table-cell>
          <table:table-cell/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32.5800963319725" calcext:value-type="float">
            <text:p>32.58</text:p>
          </table:table-cell>
          <table:table-cell office:value-type="float" office:value="2359.41758359" calcext:value-type="float">
            <text:p>2,359.42</text:p>
          </table:table-cell>
          <table:table-cell office:value-type="float" office:value="18561.0828128" calcext:value-type="float">
            <text:p>18,561.08</text:p>
          </table:table-cell>
          <table:table-cell/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3.0083662311675" calcext:value-type="float">
            <text:p>33.01</text:p>
          </table:table-cell>
          <table:table-cell office:value-type="float" office:value="2723.12942334" calcext:value-type="float">
            <text:p>2,723.13</text:p>
          </table:table-cell>
          <table:table-cell office:value-type="float" office:value="19970.9353353" calcext:value-type="float">
            <text:p>19,970.94</text:p>
          </table:table-cell>
          <table:table-cell/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3.4366361303625" calcext:value-type="float">
            <text:p>33.44</text:p>
          </table:table-cell>
          <table:table-cell office:value-type="float" office:value="2915.83046048" calcext:value-type="float">
            <text:p>2,915.83</text:p>
          </table:table-cell>
          <table:table-cell office:value-type="float" office:value="21271.2177553" calcext:value-type="float">
            <text:p>21,271.22</text:p>
          </table:table-cell>
          <table:table-cell/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33.8649060295575" calcext:value-type="float">
            <text:p>33.86</text:p>
          </table:table-cell>
          <table:table-cell office:value-type="float" office:value="2297.39252456" calcext:value-type="float">
            <text:p>2,297.39</text:p>
          </table:table-cell>
          <table:table-cell office:value-type="float" office:value="21452.1145855" calcext:value-type="float">
            <text:p>21,452.11</text:p>
          </table:table-cell>
          <table:table-cell/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4.2931759287525" calcext:value-type="float">
            <text:p>34.29</text:p>
          </table:table-cell>
          <table:table-cell office:value-type="float" office:value="-1738.48178257" calcext:value-type="float">
            <text:p>-1,738.48</text:p>
          </table:table-cell>
          <table:table-cell office:value-type="float" office:value="20897.9214887" calcext:value-type="float">
            <text:p>20,897.92</text:p>
          </table:table-cell>
          <table:table-cell/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34.7214458279475" calcext:value-type="float">
            <text:p>34.72</text:p>
          </table:table-cell>
          <table:table-cell office:value-type="float" office:value="3639.6436414" calcext:value-type="float">
            <text:p>3,639.64</text:p>
          </table:table-cell>
          <table:table-cell office:value-type="float" office:value="21473.9013432" calcext:value-type="float">
            <text:p>21,473.90</text:p>
          </table:table-cell>
          <table:table-cell/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35.1497157271425" calcext:value-type="float">
            <text:p>35.15</text:p>
          </table:table-cell>
          <table:table-cell office:value-type="float" office:value="5096.85550895" calcext:value-type="float">
            <text:p>5,096.86</text:p>
          </table:table-cell>
          <table:table-cell office:value-type="float" office:value="22039.8878186" calcext:value-type="float">
            <text:p>22,039.89</text:p>
          </table:table-cell>
          <table:table-cell/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35.5779856263375" calcext:value-type="float">
            <text:p>35.58</text:p>
          </table:table-cell>
          <table:table-cell office:value-type="float" office:value="5440.31462241" calcext:value-type="float">
            <text:p>5,440.31</text:p>
          </table:table-cell>
          <table:table-cell office:value-type="float" office:value="22830.0856977" calcext:value-type="float">
            <text:p>22,830.09</text:p>
          </table:table-cell>
          <table:table-cell/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6.0062555255325" calcext:value-type="float">
            <text:p>36.01</text:p>
          </table:table-cell>
          <table:table-cell office:value-type="float" office:value="5764.82038333" calcext:value-type="float">
            <text:p>5,764.82</text:p>
          </table:table-cell>
          <table:table-cell office:value-type="float" office:value="22827.8366265" calcext:value-type="float">
            <text:p>22,827.84</text:p>
          </table:table-cell>
          <table:table-cell/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36.4345254247275" calcext:value-type="float">
            <text:p>36.43</text:p>
          </table:table-cell>
          <table:table-cell office:value-type="float" office:value="6075.82461864" calcext:value-type="float">
            <text:p>6,075.82</text:p>
          </table:table-cell>
          <table:table-cell office:value-type="float" office:value="23535.9121227" calcext:value-type="float">
            <text:p>23,535.91</text:p>
          </table:table-cell>
          <table:table-cell/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36.8627953239225" calcext:value-type="float">
            <text:p>36.86</text:p>
          </table:table-cell>
          <table:table-cell office:value-type="float" office:value="6381.27164767" calcext:value-type="float">
            <text:p>6,381.27</text:p>
          </table:table-cell>
          <table:table-cell office:value-type="float" office:value="24598.6342292" calcext:value-type="float">
            <text:p>24,598.63</text:p>
          </table:table-cell>
          <table:table-cell/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37.2910652231175" calcext:value-type="float">
            <text:p>37.29</text:p>
          </table:table-cell>
          <table:table-cell office:value-type="float" office:value="6644.51556291" calcext:value-type="float">
            <text:p>6,644.52</text:p>
          </table:table-cell>
          <table:table-cell office:value-type="float" office:value="26201.3208415" calcext:value-type="float">
            <text:p>26,201.32</text:p>
          </table:table-cell>
          <table:table-cell/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37.7193351223125" calcext:value-type="float">
            <text:p>37.72</text:p>
          </table:table-cell>
          <table:table-cell office:value-type="float" office:value="6560.90396022" calcext:value-type="float">
            <text:p>6,560.90</text:p>
          </table:table-cell>
          <table:table-cell office:value-type="float" office:value="28696.8909387" calcext:value-type="float">
            <text:p>28,696.89</text:p>
          </table:table-cell>
          <table:table-cell/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38.1476050215075" calcext:value-type="float">
            <text:p>38.15</text:p>
          </table:table-cell>
          <table:table-cell office:value-type="float" office:value="4833.15553545" calcext:value-type="float">
            <text:p>4,833.16</text:p>
          </table:table-cell>
          <table:table-cell office:value-type="float" office:value="31795.8703476" calcext:value-type="float">
            <text:p>31,795.87</text:p>
          </table:table-cell>
          <table:table-cell/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38.5758749207026" calcext:value-type="float">
            <text:p>38.58</text:p>
          </table:table-cell>
          <table:table-cell office:value-type="float" office:value="-8571.49332127" calcext:value-type="float">
            <text:p>-8,571.49</text:p>
          </table:table-cell>
          <table:table-cell office:value-type="float" office:value="33001.6735913" calcext:value-type="float">
            <text:p>33,001.67</text:p>
          </table:table-cell>
          <table:table-cell/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8.9945920086359" calcext:value-type="float">
            <text:p>38.99</text:p>
          </table:table-cell>
          <table:table-cell office:value-type="float" office:value="-28422.1927245" calcext:value-type="float">
            <text:p>-28,422.19</text:p>
          </table:table-cell>
          <table:table-cell office:value-type="float" office:value="39197.3358436" calcext:value-type="float">
            <text:p>39,197.34</text:p>
          </table:table-cell>
          <table:table-cell/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9.4037562728359" calcext:value-type="float">
            <text:p>39.40</text:p>
          </table:table-cell>
          <table:table-cell office:value-type="float" office:value="8735.85022299" calcext:value-type="float">
            <text:p>8,735.85</text:p>
          </table:table-cell>
          <table:table-cell office:value-type="float" office:value="16769.6460135" calcext:value-type="float">
            <text:p>16,769.65</text:p>
          </table:table-cell>
          <table:table-cell/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39.812920537036" calcext:value-type="float">
            <text:p>39.81</text:p>
          </table:table-cell>
          <table:table-cell office:value-type="float" office:value="-5390.20488901" calcext:value-type="float">
            <text:p>-5,390.20</text:p>
          </table:table-cell>
          <table:table-cell office:value-type="float" office:value="17558.8230548" calcext:value-type="float">
            <text:p>17,558.82</text:p>
          </table:table-cell>
          <table:table-cell/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40.222084801236" calcext:value-type="float">
            <text:p>40.22</text:p>
          </table:table-cell>
          <table:table-cell office:value-type="float" office:value="-8715.78929701" calcext:value-type="float">
            <text:p>-8,715.79</text:p>
          </table:table-cell>
          <table:table-cell office:value-type="float" office:value="15817.2018444" calcext:value-type="float">
            <text:p>15,817.20</text:p>
          </table:table-cell>
          <table:table-cell/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40.631249065436" calcext:value-type="float">
            <text:p>40.63</text:p>
          </table:table-cell>
          <table:table-cell office:value-type="float" office:value="-6973.7100381" calcext:value-type="float">
            <text:p>-6,973.71</text:p>
          </table:table-cell>
          <table:table-cell office:value-type="float" office:value="13245.0423169" calcext:value-type="float">
            <text:p>13,245.04</text:p>
          </table:table-cell>
          <table:table-cell/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41.040413329636" calcext:value-type="float">
            <text:p>41.04</text:p>
          </table:table-cell>
          <table:table-cell office:value-type="float" office:value="-3015.68711666" calcext:value-type="float">
            <text:p>-3,015.69</text:p>
          </table:table-cell>
          <table:table-cell office:value-type="float" office:value="11188.3522031" calcext:value-type="float">
            <text:p>11,188.35</text:p>
          </table:table-cell>
          <table:table-cell/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41.449577593836" calcext:value-type="float">
            <text:p>41.45</text:p>
          </table:table-cell>
          <table:table-cell office:value-type="float" office:value="2141.67978324" calcext:value-type="float">
            <text:p>2,141.68</text:p>
          </table:table-cell>
          <table:table-cell office:value-type="float" office:value="10579.4756553" calcext:value-type="float">
            <text:p>10,579.48</text:p>
          </table:table-cell>
          <table:table-cell/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41.8587418580361" calcext:value-type="float">
            <text:p>41.86</text:p>
          </table:table-cell>
          <table:table-cell office:value-type="float" office:value="10071.3030863" calcext:value-type="float">
            <text:p>10,071.30</text:p>
          </table:table-cell>
          <table:table-cell office:value-type="float" office:value="19748.758761" calcext:value-type="float">
            <text:p>19,748.76</text:p>
          </table:table-cell>
          <table:table-cell/>
          <table:table-cell office:value-type="float" office:value="3028" calcext:value-type="float">
            <text:p>3028</text:p>
          </table:table-cell>
        </table:table-row>
      </table:table>
      <table:table table:name="Sheet4" table:style-name="ta1">
        <table:shapes>
          <draw:frame draw:z-index="0" draw:style-name="gr1" draw:text-style-name="P1" svg:width="595.7pt" svg:height="402.94pt" svg:x="77.13pt" svg:y="121.04pt">
            <draw:object draw:notify-on-update-of-ranges="Sheet4.A1:Sheet4.A1 Sheet4.A2:Sheet4.A42 Sheet4.B1:Sheet4.B1 Sheet4.B2:Sheet4.B42 Sheet4.C1:Sheet4.C1 Sheet4.C2:Sheet4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y_max</text:p>
          </table:table-cell>
          <table:table-cell office:value-type="string" calcext:value-type="string">
            <text:p>my_min</text:p>
          </table:table-cell>
          <table:table-cell table:number-columns-repeated="4"/>
        </table:table-row>
        <table:table-row table:style-name="ro1">
          <table:table-cell office:value-type="float" office:value="24.7030101499577" calcext:value-type="float">
            <text:p>24.70</text:p>
          </table:table-cell>
          <table:table-cell table:formula="of:=-[.D2]/1000" office:value-type="float" office:value="22.2327209235" calcext:value-type="float">
            <text:p>22.23</text:p>
          </table:table-cell>
          <table:table-cell table:formula="of:=-[.E2]/1000" office:value-type="float" office:value="-29.9229918267" calcext:value-type="float">
            <text:p>-29.92</text:p>
          </table:table-cell>
          <table:table-cell office:value-type="float" office:value="-22232.7209235" calcext:value-type="float">
            <text:p>-22,232.72</text:p>
          </table:table-cell>
          <table:table-cell office:value-type="float" office:value="29922.9918267" calcext:value-type="float">
            <text:p>29,922.99</text:p>
          </table:table-cell>
          <table:table-cell/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25.1447382888731" calcext:value-type="float">
            <text:p>25.14</text:p>
          </table:table-cell>
          <table:table-cell table:formula="of:=-[.D3]/1000" office:value-type="float" office:value="17.0365488009" calcext:value-type="float">
            <text:p>17.04</text:p>
          </table:table-cell>
          <table:table-cell table:formula="of:=-[.E3]/1000" office:value-type="float" office:value="-26.9343424284" calcext:value-type="float">
            <text:p>-26.93</text:p>
          </table:table-cell>
          <table:table-cell office:value-type="float" office:value="-17036.5488009" calcext:value-type="float">
            <text:p>-17,036.55</text:p>
          </table:table-cell>
          <table:table-cell office:value-type="float" office:value="26934.3424284" calcext:value-type="float">
            <text:p>26,934.34</text:p>
          </table:table-cell>
          <table:table-cell/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25.5864664277885" calcext:value-type="float">
            <text:p>25.59</text:p>
          </table:table-cell>
          <table:table-cell table:formula="of:=-[.D4]/1000" office:value-type="float" office:value="16.4098049012" calcext:value-type="float">
            <text:p>16.41</text:p>
          </table:table-cell>
          <table:table-cell table:formula="of:=-[.E4]/1000" office:value-type="float" office:value="-22.0361244745" calcext:value-type="float">
            <text:p>-22.04</text:p>
          </table:table-cell>
          <table:table-cell office:value-type="float" office:value="-16409.8049012" calcext:value-type="float">
            <text:p>-16,409.80</text:p>
          </table:table-cell>
          <table:table-cell office:value-type="float" office:value="22036.1244745" calcext:value-type="float">
            <text:p>22,036.12</text:p>
          </table:table-cell>
          <table:table-cell/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26.0281945667038" calcext:value-type="float">
            <text:p>26.03</text:p>
          </table:table-cell>
          <table:table-cell table:formula="of:=-[.D5]/1000" office:value-type="float" office:value="17.2702567559" calcext:value-type="float">
            <text:p>17.27</text:p>
          </table:table-cell>
          <table:table-cell table:formula="of:=-[.E5]/1000" office:value-type="float" office:value="-19.1237061917" calcext:value-type="float">
            <text:p>-19.12</text:p>
          </table:table-cell>
          <table:table-cell office:value-type="float" office:value="-17270.2567559" calcext:value-type="float">
            <text:p>-17,270.26</text:p>
          </table:table-cell>
          <table:table-cell office:value-type="float" office:value="19123.7061917" calcext:value-type="float">
            <text:p>19,123.71</text:p>
          </table:table-cell>
          <table:table-cell/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26.4699227056192" calcext:value-type="float">
            <text:p>26.47</text:p>
          </table:table-cell>
          <table:table-cell table:formula="of:=-[.D6]/1000" office:value-type="float" office:value="18.1011805737" calcext:value-type="float">
            <text:p>18.10</text:p>
          </table:table-cell>
          <table:table-cell table:formula="of:=-[.E6]/1000" office:value-type="float" office:value="-18.5918970165" calcext:value-type="float">
            <text:p>-18.59</text:p>
          </table:table-cell>
          <table:table-cell office:value-type="float" office:value="-18101.1805737" calcext:value-type="float">
            <text:p>-18,101.18</text:p>
          </table:table-cell>
          <table:table-cell office:value-type="float" office:value="18591.8970165" calcext:value-type="float">
            <text:p>18,591.90</text:p>
          </table:table-cell>
          <table:table-cell/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26.9116508445346" calcext:value-type="float">
            <text:p>26.91</text:p>
          </table:table-cell>
          <table:table-cell table:formula="of:=-[.D7]/1000" office:value-type="float" office:value="18.4602631783" calcext:value-type="float">
            <text:p>18.46</text:p>
          </table:table-cell>
          <table:table-cell table:formula="of:=-[.E7]/1000" office:value-type="float" office:value="-19.7060291588" calcext:value-type="float">
            <text:p>-19.71</text:p>
          </table:table-cell>
          <table:table-cell office:value-type="float" office:value="-18460.2631783" calcext:value-type="float">
            <text:p>-18,460.26</text:p>
          </table:table-cell>
          <table:table-cell office:value-type="float" office:value="19706.0291588" calcext:value-type="float">
            <text:p>19,706.03</text:p>
          </table:table-cell>
          <table:table-cell/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27.35337898345" calcext:value-type="float">
            <text:p>27.35</text:p>
          </table:table-cell>
          <table:table-cell table:formula="of:=-[.D8]/1000" office:value-type="float" office:value="17.9813141738" calcext:value-type="float">
            <text:p>17.98</text:p>
          </table:table-cell>
          <table:table-cell table:formula="of:=-[.E8]/1000" office:value-type="float" office:value="-23.2520311368" calcext:value-type="float">
            <text:p>-23.25</text:p>
          </table:table-cell>
          <table:table-cell office:value-type="float" office:value="-17981.3141738" calcext:value-type="float">
            <text:p>-17,981.31</text:p>
          </table:table-cell>
          <table:table-cell office:value-type="float" office:value="23252.0311368" calcext:value-type="float">
            <text:p>23,252.03</text:p>
          </table:table-cell>
          <table:table-cell/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27.7951071223654" calcext:value-type="float">
            <text:p>27.80</text:p>
          </table:table-cell>
          <table:table-cell table:formula="of:=-[.D9]/1000" office:value-type="float" office:value="17.6110948173" calcext:value-type="float">
            <text:p>17.61</text:p>
          </table:table-cell>
          <table:table-cell table:formula="of:=-[.E9]/1000" office:value-type="float" office:value="-28.4032344548" calcext:value-type="float">
            <text:p>-28.40</text:p>
          </table:table-cell>
          <table:table-cell office:value-type="float" office:value="-17611.0948173" calcext:value-type="float">
            <text:p>-17,611.09</text:p>
          </table:table-cell>
          <table:table-cell office:value-type="float" office:value="28403.2344548" calcext:value-type="float">
            <text:p>28,403.23</text:p>
          </table:table-cell>
          <table:table-cell/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28.2368352612808" calcext:value-type="float">
            <text:p>28.24</text:p>
          </table:table-cell>
          <table:table-cell table:formula="of:=-[.D10]/1000" office:value-type="float" office:value="16.9759294659" calcext:value-type="float">
            <text:p>16.98</text:p>
          </table:table-cell>
          <table:table-cell table:formula="of:=-[.E10]/1000" office:value-type="float" office:value="-31.4995154573" calcext:value-type="float">
            <text:p>-31.50</text:p>
          </table:table-cell>
          <table:table-cell office:value-type="float" office:value="-16975.9294659" calcext:value-type="float">
            <text:p>-16,975.93</text:p>
          </table:table-cell>
          <table:table-cell office:value-type="float" office:value="31499.5154573" calcext:value-type="float">
            <text:p>31,499.52</text:p>
          </table:table-cell>
          <table:table-cell/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28.6785634001961" calcext:value-type="float">
            <text:p>28.68</text:p>
          </table:table-cell>
          <table:table-cell table:formula="of:=-[.D11]/1000" office:value-type="float" office:value="16.1366857654" calcext:value-type="float">
            <text:p>16.14</text:p>
          </table:table-cell>
          <table:table-cell table:formula="of:=-[.E11]/1000" office:value-type="float" office:value="-34.3081028974" calcext:value-type="float">
            <text:p>-34.31</text:p>
          </table:table-cell>
          <table:table-cell office:value-type="float" office:value="-16136.6857654" calcext:value-type="float">
            <text:p>-16,136.69</text:p>
          </table:table-cell>
          <table:table-cell office:value-type="float" office:value="34308.1028974" calcext:value-type="float">
            <text:p>34,308.10</text:p>
          </table:table-cell>
          <table:table-cell/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29.1202915391115" calcext:value-type="float">
            <text:p>29.12</text:p>
          </table:table-cell>
          <table:table-cell table:formula="of:=-[.D12]/1000" office:value-type="float" office:value="15.1147907038" calcext:value-type="float">
            <text:p>15.11</text:p>
          </table:table-cell>
          <table:table-cell table:formula="of:=-[.E12]/1000" office:value-type="float" office:value="-36.9084077821" calcext:value-type="float">
            <text:p>-36.91</text:p>
          </table:table-cell>
          <table:table-cell office:value-type="float" office:value="-15114.7907038" calcext:value-type="float">
            <text:p>-15,114.79</text:p>
          </table:table-cell>
          <table:table-cell office:value-type="float" office:value="36908.4077821" calcext:value-type="float">
            <text:p>36,908.41</text:p>
          </table:table-cell>
          <table:table-cell/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29.5620196780269" calcext:value-type="float">
            <text:p>29.56</text:p>
          </table:table-cell>
          <table:table-cell table:formula="of:=-[.D13]/1000" office:value-type="float" office:value="13.9057191029" calcext:value-type="float">
            <text:p>13.91</text:p>
          </table:table-cell>
          <table:table-cell table:formula="of:=-[.E13]/1000" office:value-type="float" office:value="-39.6785662301" calcext:value-type="float">
            <text:p>-39.68</text:p>
          </table:table-cell>
          <table:table-cell office:value-type="float" office:value="-13905.7191029" calcext:value-type="float">
            <text:p>-13,905.72</text:p>
          </table:table-cell>
          <table:table-cell office:value-type="float" office:value="39678.5662301" calcext:value-type="float">
            <text:p>39,678.57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30.0037478169423" calcext:value-type="float">
            <text:p>30.00</text:p>
          </table:table-cell>
          <table:table-cell table:formula="of:=-[.D14]/1000" office:value-type="float" office:value="12.5811388383" calcext:value-type="float">
            <text:p>12.58</text:p>
          </table:table-cell>
          <table:table-cell table:formula="of:=-[.E14]/1000" office:value-type="float" office:value="-42.6074781328" calcext:value-type="float">
            <text:p>-42.61</text:p>
          </table:table-cell>
          <table:table-cell office:value-type="float" office:value="-12581.1388383" calcext:value-type="float">
            <text:p>-12,581.14</text:p>
          </table:table-cell>
          <table:table-cell office:value-type="float" office:value="42607.4781328" calcext:value-type="float">
            <text:p>42,607.48</text:p>
          </table:table-cell>
          <table:table-cell/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30.4387468359975" calcext:value-type="float">
            <text:p>30.44</text:p>
          </table:table-cell>
          <table:table-cell table:formula="of:=-[.D15]/1000" office:value-type="float" office:value="11.0991672965" calcext:value-type="float">
            <text:p>11.10</text:p>
          </table:table-cell>
          <table:table-cell table:formula="of:=-[.E15]/1000" office:value-type="float" office:value="-45.5816152358" calcext:value-type="float">
            <text:p>-45.58</text:p>
          </table:table-cell>
          <table:table-cell office:value-type="float" office:value="-11099.1672965" calcext:value-type="float">
            <text:p>-11,099.17</text:p>
          </table:table-cell>
          <table:table-cell office:value-type="float" office:value="45581.6152358" calcext:value-type="float">
            <text:p>45,581.62</text:p>
          </table:table-cell>
          <table:table-cell/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0.8670167351925" calcext:value-type="float">
            <text:p>30.87</text:p>
          </table:table-cell>
          <table:table-cell table:formula="of:=-[.D16]/1000" office:value-type="float" office:value="9.39828178606" calcext:value-type="float">
            <text:p>9.40</text:p>
          </table:table-cell>
          <table:table-cell table:formula="of:=-[.E16]/1000" office:value-type="float" office:value="-48.4864440228" calcext:value-type="float">
            <text:p>-48.49</text:p>
          </table:table-cell>
          <table:table-cell office:value-type="float" office:value="-9398.28178606" calcext:value-type="float">
            <text:p>-9,398.28</text:p>
          </table:table-cell>
          <table:table-cell office:value-type="float" office:value="48486.4440228" calcext:value-type="float">
            <text:p>48,486.44</text:p>
          </table:table-cell>
          <table:table-cell/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31.2952866343875" calcext:value-type="float">
            <text:p>31.30</text:p>
          </table:table-cell>
          <table:table-cell table:formula="of:=-[.D17]/1000" office:value-type="float" office:value="8.34695951668" calcext:value-type="float">
            <text:p>8.35</text:p>
          </table:table-cell>
          <table:table-cell table:formula="of:=-[.E17]/1000" office:value-type="float" office:value="-51.371948626" calcext:value-type="float">
            <text:p>-51.37</text:p>
          </table:table-cell>
          <table:table-cell office:value-type="float" office:value="-8346.95951668" calcext:value-type="float">
            <text:p>-8,346.96</text:p>
          </table:table-cell>
          <table:table-cell office:value-type="float" office:value="51371.948626" calcext:value-type="float">
            <text:p>51,371.95</text:p>
          </table:table-cell>
          <table:table-cell/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1.7235565335825" calcext:value-type="float">
            <text:p>31.72</text:p>
          </table:table-cell>
          <table:table-cell table:formula="of:=-[.D18]/1000" office:value-type="float" office:value="7.16666310934" calcext:value-type="float">
            <text:p>7.17</text:p>
          </table:table-cell>
          <table:table-cell table:formula="of:=-[.E18]/1000" office:value-type="float" office:value="-54.2086741167" calcext:value-type="float">
            <text:p>-54.21</text:p>
          </table:table-cell>
          <table:table-cell office:value-type="float" office:value="-7166.66310934" calcext:value-type="float">
            <text:p>-7,166.66</text:p>
          </table:table-cell>
          <table:table-cell office:value-type="float" office:value="54208.6741167" calcext:value-type="float">
            <text:p>54,208.67</text:p>
          </table:table-cell>
          <table:table-cell/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2.1518264327775" calcext:value-type="float">
            <text:p>32.15</text:p>
          </table:table-cell>
          <table:table-cell table:formula="of:=-[.D19]/1000" office:value-type="float" office:value="5.85736484821" calcext:value-type="float">
            <text:p>5.86</text:p>
          </table:table-cell>
          <table:table-cell table:formula="of:=-[.E19]/1000" office:value-type="float" office:value="-56.9512034283" calcext:value-type="float">
            <text:p>-56.95</text:p>
          </table:table-cell>
          <table:table-cell office:value-type="float" office:value="-5857.36484821" calcext:value-type="float">
            <text:p>-5,857.36</text:p>
          </table:table-cell>
          <table:table-cell office:value-type="float" office:value="56951.2034283" calcext:value-type="float">
            <text:p>56,951.20</text:p>
          </table:table-cell>
          <table:table-cell/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32.5800963319725" calcext:value-type="float">
            <text:p>32.58</text:p>
          </table:table-cell>
          <table:table-cell table:formula="of:=-[.D20]/1000" office:value-type="float" office:value="4.3774566883" calcext:value-type="float">
            <text:p>4.38</text:p>
          </table:table-cell>
          <table:table-cell table:formula="of:=-[.E20]/1000" office:value-type="float" office:value="-59.6916801666" calcext:value-type="float">
            <text:p>-59.69</text:p>
          </table:table-cell>
          <table:table-cell office:value-type="float" office:value="-4377.4566883" calcext:value-type="float">
            <text:p>-4,377.46</text:p>
          </table:table-cell>
          <table:table-cell office:value-type="float" office:value="59691.6801666" calcext:value-type="float">
            <text:p>59,691.68</text:p>
          </table:table-cell>
          <table:table-cell/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3.0083662311675" calcext:value-type="float">
            <text:p>33.01</text:p>
          </table:table-cell>
          <table:table-cell table:formula="of:=-[.D21]/1000" office:value-type="float" office:value="2.71203317886" calcext:value-type="float">
            <text:p>2.71</text:p>
          </table:table-cell>
          <table:table-cell table:formula="of:=-[.E21]/1000" office:value-type="float" office:value="-62.8871163865" calcext:value-type="float">
            <text:p>-62.89</text:p>
          </table:table-cell>
          <table:table-cell office:value-type="float" office:value="-2712.03317886" calcext:value-type="float">
            <text:p>-2,712.03</text:p>
          </table:table-cell>
          <table:table-cell office:value-type="float" office:value="62887.1163865" calcext:value-type="float">
            <text:p>62,887.12</text:p>
          </table:table-cell>
          <table:table-cell/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3.4366361303625" calcext:value-type="float">
            <text:p>33.44</text:p>
          </table:table-cell>
          <table:table-cell table:formula="of:=-[.D22]/1000" office:value-type="float" office:value="-3.17528692953" calcext:value-type="float">
            <text:p>-3.18</text:p>
          </table:table-cell>
          <table:table-cell table:formula="of:=-[.E22]/1000" office:value-type="float" office:value="-66.0632255198" calcext:value-type="float">
            <text:p>-66.06</text:p>
          </table:table-cell>
          <table:table-cell office:value-type="float" office:value="3175.28692953" calcext:value-type="float">
            <text:p>3,175.29</text:p>
          </table:table-cell>
          <table:table-cell office:value-type="float" office:value="66063.2255198" calcext:value-type="float">
            <text:p>66,063.23</text:p>
          </table:table-cell>
          <table:table-cell/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33.8649060295575" calcext:value-type="float">
            <text:p>33.86</text:p>
          </table:table-cell>
          <table:table-cell table:formula="of:=-[.D23]/1000" office:value-type="float" office:value="-5.46771401768" calcext:value-type="float">
            <text:p>-5.47</text:p>
          </table:table-cell>
          <table:table-cell table:formula="of:=-[.E23]/1000" office:value-type="float" office:value="-68.7837241337" calcext:value-type="float">
            <text:p>-68.78</text:p>
          </table:table-cell>
          <table:table-cell office:value-type="float" office:value="5467.71401768" calcext:value-type="float">
            <text:p>5,467.71</text:p>
          </table:table-cell>
          <table:table-cell office:value-type="float" office:value="68783.7241337" calcext:value-type="float">
            <text:p>68,783.72</text:p>
          </table:table-cell>
          <table:table-cell/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4.2931759287525" calcext:value-type="float">
            <text:p>34.29</text:p>
          </table:table-cell>
          <table:table-cell table:formula="of:=-[.D24]/1000" office:value-type="float" office:value="-8.19136281724" calcext:value-type="float">
            <text:p>-8.19</text:p>
          </table:table-cell>
          <table:table-cell table:formula="of:=-[.E24]/1000" office:value-type="float" office:value="-70.9780692211" calcext:value-type="float">
            <text:p>-70.98</text:p>
          </table:table-cell>
          <table:table-cell office:value-type="float" office:value="8191.36281724" calcext:value-type="float">
            <text:p>8,191.36</text:p>
          </table:table-cell>
          <table:table-cell office:value-type="float" office:value="70978.0692211" calcext:value-type="float">
            <text:p>70,978.07</text:p>
          </table:table-cell>
          <table:table-cell/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34.7214458279475" calcext:value-type="float">
            <text:p>34.72</text:p>
          </table:table-cell>
          <table:table-cell table:formula="of:=-[.D25]/1000" office:value-type="float" office:value="-10.2628061797" calcext:value-type="float">
            <text:p>-10.26</text:p>
          </table:table-cell>
          <table:table-cell table:formula="of:=-[.E25]/1000" office:value-type="float" office:value="-71.8225418315" calcext:value-type="float">
            <text:p>-71.82</text:p>
          </table:table-cell>
          <table:table-cell office:value-type="float" office:value="10262.8061797" calcext:value-type="float">
            <text:p>10,262.81</text:p>
          </table:table-cell>
          <table:table-cell office:value-type="float" office:value="71822.5418315" calcext:value-type="float">
            <text:p>71,822.54</text:p>
          </table:table-cell>
          <table:table-cell/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35.1497157271425" calcext:value-type="float">
            <text:p>35.15</text:p>
          </table:table-cell>
          <table:table-cell table:formula="of:=-[.D26]/1000" office:value-type="float" office:value="-12.2412137729" calcext:value-type="float">
            <text:p>-12.24</text:p>
          </table:table-cell>
          <table:table-cell table:formula="of:=-[.E26]/1000" office:value-type="float" office:value="-72.76434029" calcext:value-type="float">
            <text:p>-72.76</text:p>
          </table:table-cell>
          <table:table-cell office:value-type="float" office:value="12241.2137729" calcext:value-type="float">
            <text:p>12,241.21</text:p>
          </table:table-cell>
          <table:table-cell office:value-type="float" office:value="72764.34029" calcext:value-type="float">
            <text:p>72,764.34</text:p>
          </table:table-cell>
          <table:table-cell/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35.5779856263375" calcext:value-type="float">
            <text:p>35.58</text:p>
          </table:table-cell>
          <table:table-cell table:formula="of:=-[.D27]/1000" office:value-type="float" office:value="-14.1176303915" calcext:value-type="float">
            <text:p>-14.12</text:p>
          </table:table-cell>
          <table:table-cell table:formula="of:=-[.E27]/1000" office:value-type="float" office:value="-73.1847353015" calcext:value-type="float">
            <text:p>-73.18</text:p>
          </table:table-cell>
          <table:table-cell office:value-type="float" office:value="14117.6303915" calcext:value-type="float">
            <text:p>14,117.63</text:p>
          </table:table-cell>
          <table:table-cell office:value-type="float" office:value="73184.7353015" calcext:value-type="float">
            <text:p>73,184.74</text:p>
          </table:table-cell>
          <table:table-cell/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6.0062555255325" calcext:value-type="float">
            <text:p>36.01</text:p>
          </table:table-cell>
          <table:table-cell table:formula="of:=-[.D28]/1000" office:value-type="float" office:value="-15.8934734134" calcext:value-type="float">
            <text:p>-15.89</text:p>
          </table:table-cell>
          <table:table-cell table:formula="of:=-[.E28]/1000" office:value-type="float" office:value="-73.638136409" calcext:value-type="float">
            <text:p>-73.64</text:p>
          </table:table-cell>
          <table:table-cell office:value-type="float" office:value="15893.4734134" calcext:value-type="float">
            <text:p>15,893.47</text:p>
          </table:table-cell>
          <table:table-cell office:value-type="float" office:value="73638.136409" calcext:value-type="float">
            <text:p>73,638.14</text:p>
          </table:table-cell>
          <table:table-cell/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36.4345254247275" calcext:value-type="float">
            <text:p>36.43</text:p>
          </table:table-cell>
          <table:table-cell table:formula="of:=-[.D29]/1000" office:value-type="float" office:value="-17.5875098989" calcext:value-type="float">
            <text:p>-17.59</text:p>
          </table:table-cell>
          <table:table-cell table:formula="of:=-[.E29]/1000" office:value-type="float" office:value="-74.6051375143" calcext:value-type="float">
            <text:p>-74.61</text:p>
          </table:table-cell>
          <table:table-cell office:value-type="float" office:value="17587.5098989" calcext:value-type="float">
            <text:p>17,587.51</text:p>
          </table:table-cell>
          <table:table-cell office:value-type="float" office:value="74605.1375143" calcext:value-type="float">
            <text:p>74,605.14</text:p>
          </table:table-cell>
          <table:table-cell/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36.8627953239225" calcext:value-type="float">
            <text:p>36.86</text:p>
          </table:table-cell>
          <table:table-cell table:formula="of:=-[.D30]/1000" office:value-type="float" office:value="-19.2481328182" calcext:value-type="float">
            <text:p>-19.25</text:p>
          </table:table-cell>
          <table:table-cell table:formula="of:=-[.E30]/1000" office:value-type="float" office:value="-75.7791983695" calcext:value-type="float">
            <text:p>-75.78</text:p>
          </table:table-cell>
          <table:table-cell office:value-type="float" office:value="19248.1328182" calcext:value-type="float">
            <text:p>19,248.13</text:p>
          </table:table-cell>
          <table:table-cell office:value-type="float" office:value="75779.1983695" calcext:value-type="float">
            <text:p>75,779.20</text:p>
          </table:table-cell>
          <table:table-cell/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37.2910652231175" calcext:value-type="float">
            <text:p>37.29</text:p>
          </table:table-cell>
          <table:table-cell table:formula="of:=-[.D31]/1000" office:value-type="float" office:value="-20.9361595245" calcext:value-type="float">
            <text:p>-20.94</text:p>
          </table:table-cell>
          <table:table-cell table:formula="of:=-[.E31]/1000" office:value-type="float" office:value="-77.6970823074" calcext:value-type="float">
            <text:p>-77.70</text:p>
          </table:table-cell>
          <table:table-cell office:value-type="float" office:value="20936.1595245" calcext:value-type="float">
            <text:p>20,936.16</text:p>
          </table:table-cell>
          <table:table-cell office:value-type="float" office:value="77697.0823074" calcext:value-type="float">
            <text:p>77,697.08</text:p>
          </table:table-cell>
          <table:table-cell/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37.7193351223125" calcext:value-type="float">
            <text:p>37.72</text:p>
          </table:table-cell>
          <table:table-cell table:formula="of:=-[.D32]/1000" office:value-type="float" office:value="-22.504129026" calcext:value-type="float">
            <text:p>-22.50</text:p>
          </table:table-cell>
          <table:table-cell table:formula="of:=-[.E32]/1000" office:value-type="float" office:value="-80.8871979747" calcext:value-type="float">
            <text:p>-80.89</text:p>
          </table:table-cell>
          <table:table-cell office:value-type="float" office:value="22504.129026" calcext:value-type="float">
            <text:p>22,504.13</text:p>
          </table:table-cell>
          <table:table-cell office:value-type="float" office:value="80887.1979747" calcext:value-type="float">
            <text:p>80,887.20</text:p>
          </table:table-cell>
          <table:table-cell/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38.1476050215075" calcext:value-type="float">
            <text:p>38.15</text:p>
          </table:table-cell>
          <table:table-cell table:formula="of:=-[.D33]/1000" office:value-type="float" office:value="-24.136447023" calcext:value-type="float">
            <text:p>-24.14</text:p>
          </table:table-cell>
          <table:table-cell table:formula="of:=-[.E33]/1000" office:value-type="float" office:value="-85.0714656614" calcext:value-type="float">
            <text:p>-85.07</text:p>
          </table:table-cell>
          <table:table-cell office:value-type="float" office:value="24136.447023" calcext:value-type="float">
            <text:p>24,136.45</text:p>
          </table:table-cell>
          <table:table-cell office:value-type="float" office:value="85071.4656614" calcext:value-type="float">
            <text:p>85,071.47</text:p>
          </table:table-cell>
          <table:table-cell/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38.5758749207026" calcext:value-type="float">
            <text:p>38.58</text:p>
          </table:table-cell>
          <table:table-cell table:formula="of:=-[.D34]/1000" office:value-type="float" office:value="-22.7553544242" calcext:value-type="float">
            <text:p>-22.76</text:p>
          </table:table-cell>
          <table:table-cell table:formula="of:=-[.E34]/1000" office:value-type="float" office:value="-89.7456942787" calcext:value-type="float">
            <text:p>-89.75</text:p>
          </table:table-cell>
          <table:table-cell office:value-type="float" office:value="22755.3544242" calcext:value-type="float">
            <text:p>22,755.35</text:p>
          </table:table-cell>
          <table:table-cell office:value-type="float" office:value="89745.6942787" calcext:value-type="float">
            <text:p>89,745.69</text:p>
          </table:table-cell>
          <table:table-cell/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8.9945920086359" calcext:value-type="float">
            <text:p>38.99</text:p>
          </table:table-cell>
          <table:table-cell table:formula="of:=-[.D35]/1000" office:value-type="float" office:value="-25.0286466617" calcext:value-type="float">
            <text:p>-25.03</text:p>
          </table:table-cell>
          <table:table-cell table:formula="of:=-[.E35]/1000" office:value-type="float" office:value="-64.1933584323" calcext:value-type="float">
            <text:p>-64.19</text:p>
          </table:table-cell>
          <table:table-cell office:value-type="float" office:value="25028.6466617" calcext:value-type="float">
            <text:p>25,028.65</text:p>
          </table:table-cell>
          <table:table-cell office:value-type="float" office:value="64193.3584323" calcext:value-type="float">
            <text:p>64,193.36</text:p>
          </table:table-cell>
          <table:table-cell/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9.4037562728359" calcext:value-type="float">
            <text:p>39.40</text:p>
          </table:table-cell>
          <table:table-cell table:formula="of:=-[.D36]/1000" office:value-type="float" office:value="-5.71804128879" calcext:value-type="float">
            <text:p>-5.72</text:p>
          </table:table-cell>
          <table:table-cell table:formula="of:=-[.E36]/1000" office:value-type="float" office:value="-16.5798628596" calcext:value-type="float">
            <text:p>-16.58</text:p>
          </table:table-cell>
          <table:table-cell office:value-type="float" office:value="5718.04128879" calcext:value-type="float">
            <text:p>5,718.04</text:p>
          </table:table-cell>
          <table:table-cell office:value-type="float" office:value="16579.8628596" calcext:value-type="float">
            <text:p>16,579.86</text:p>
          </table:table-cell>
          <table:table-cell/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39.812920537036" calcext:value-type="float">
            <text:p>39.81</text:p>
          </table:table-cell>
          <table:table-cell table:formula="of:=-[.D37]/1000" office:value-type="float" office:value="-5.21713491671" calcext:value-type="float">
            <text:p>-5.22</text:p>
          </table:table-cell>
          <table:table-cell table:formula="of:=-[.E37]/1000" office:value-type="float" office:value="-12.1367618776" calcext:value-type="float">
            <text:p>-12.14</text:p>
          </table:table-cell>
          <table:table-cell office:value-type="float" office:value="5217.13491671" calcext:value-type="float">
            <text:p>5,217.13</text:p>
          </table:table-cell>
          <table:table-cell office:value-type="float" office:value="12136.7618776" calcext:value-type="float">
            <text:p>12,136.76</text:p>
          </table:table-cell>
          <table:table-cell/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40.222084801236" calcext:value-type="float">
            <text:p>40.22</text:p>
          </table:table-cell>
          <table:table-cell table:formula="of:=-[.D38]/1000" office:value-type="float" office:value="-2.30029515018" calcext:value-type="float">
            <text:p>-2.30</text:p>
          </table:table-cell>
          <table:table-cell table:formula="of:=-[.E38]/1000" office:value-type="float" office:value="-7.88328162992" calcext:value-type="float">
            <text:p>-7.88</text:p>
          </table:table-cell>
          <table:table-cell office:value-type="float" office:value="2300.29515018" calcext:value-type="float">
            <text:p>2,300.30</text:p>
          </table:table-cell>
          <table:table-cell office:value-type="float" office:value="7883.28162992" calcext:value-type="float">
            <text:p>7,883.28</text:p>
          </table:table-cell>
          <table:table-cell/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40.631249065436" calcext:value-type="float">
            <text:p>40.63</text:p>
          </table:table-cell>
          <table:table-cell table:formula="of:=-[.D39]/1000" office:value-type="float" office:value="-0.339224268255" calcext:value-type="float">
            <text:p>-0.34</text:p>
          </table:table-cell>
          <table:table-cell table:formula="of:=-[.E39]/1000" office:value-type="float" office:value="-4.8962759565" calcext:value-type="float">
            <text:p>-4.90</text:p>
          </table:table-cell>
          <table:table-cell office:value-type="float" office:value="339.224268255" calcext:value-type="float">
            <text:p>339.22</text:p>
          </table:table-cell>
          <table:table-cell office:value-type="float" office:value="4896.2759565" calcext:value-type="float">
            <text:p>4,896.28</text:p>
          </table:table-cell>
          <table:table-cell/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41.040413329636" calcext:value-type="float">
            <text:p>41.04</text:p>
          </table:table-cell>
          <table:table-cell table:formula="of:=-[.D40]/1000" office:value-type="float" office:value="-1.45856903548" calcext:value-type="float">
            <text:p>-1.46</text:p>
          </table:table-cell>
          <table:table-cell table:formula="of:=-[.E40]/1000" office:value-type="float" office:value="-4.36108667178" calcext:value-type="float">
            <text:p>-4.36</text:p>
          </table:table-cell>
          <table:table-cell office:value-type="float" office:value="1458.56903548" calcext:value-type="float">
            <text:p>1,458.57</text:p>
          </table:table-cell>
          <table:table-cell office:value-type="float" office:value="4361.08667178" calcext:value-type="float">
            <text:p>4,361.09</text:p>
          </table:table-cell>
          <table:table-cell/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41.449577593836" calcext:value-type="float">
            <text:p>41.45</text:p>
          </table:table-cell>
          <table:table-cell table:formula="of:=-[.D41]/1000" office:value-type="float" office:value="1.24624915604" calcext:value-type="float">
            <text:p>1.25</text:p>
          </table:table-cell>
          <table:table-cell table:formula="of:=-[.E41]/1000" office:value-type="float" office:value="-5.82426732921" calcext:value-type="float">
            <text:p>-5.82</text:p>
          </table:table-cell>
          <table:table-cell office:value-type="float" office:value="-1246.24915604" calcext:value-type="float">
            <text:p>-1,246.25</text:p>
          </table:table-cell>
          <table:table-cell office:value-type="float" office:value="5824.26732921" calcext:value-type="float">
            <text:p>5,824.27</text:p>
          </table:table-cell>
          <table:table-cell/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41.8587418580361" calcext:value-type="float">
            <text:p>41.86</text:p>
          </table:table-cell>
          <table:table-cell table:formula="of:=-[.D42]/1000" office:value-type="float" office:value="-26.2034932126" calcext:value-type="float">
            <text:p>-26.20</text:p>
          </table:table-cell>
          <table:table-cell table:formula="of:=-[.E42]/1000" office:value-type="float" office:value="-37.7431403358" calcext:value-type="float">
            <text:p>-37.74</text:p>
          </table:table-cell>
          <table:table-cell office:value-type="float" office:value="26203.4932126" calcext:value-type="float">
            <text:p>26,203.49</text:p>
          </table:table-cell>
          <table:table-cell office:value-type="float" office:value="37743.1403358" calcext:value-type="float">
            <text:p>37,743.14</text:p>
          </table:table-cell>
          <table:table-cell/>
          <table:table-cell office:value-type="float" office:value="3028" calcext:value-type="float">
            <text:p>3028</text:p>
          </table:table-cell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C49" table:contains-header="fals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Sheet2.A1:Sheet2.C41" table:contains-header="fals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" table:target-range-address="Sheet3.A1:Sheet3.C4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4.A2:Sheet4.E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20:36.827810723</meta:creation-date>
    <dc:date>2018-09-28T18:39:42.644932449</dc:date>
    <meta:editing-duration>PT1H8M20S</meta:editing-duration>
    <meta:editing-cycles>8</meta:editing-cycles>
    <meta:generator>LibreOffice/6.0.6.2$Linux_X86_64 LibreOffice_project/00m0$Build-2</meta:generator>
    <meta:document-statistic meta:table-count="4" meta:cell-count="7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16cm" svg:height="14.216cm" xlink:href=".." xlink:type="simple" chart:class="chart:line" chart:style-name="ch1">
        <chart:title svg:x="6.766cm" svg:y="0.419cm" chart:style-name="ch2">
          <text:p>Angle de cadre mur - radier supérieur</text:p>
        </chart:title>
        <chart:subtitle svg:x="8.896cm" svg:y="1.494cm" chart:style-name="ch3">
          <text:p>Efforts de fliexion</text:p>
        </chart:subtitle>
        <chart:legend chart:legend-position="end" svg:x="18.281cm" svg:y="6.533cm" style:legend-expansion="high" chart:style-name="ch4"/>
        <chart:plot-area chart:style-name="ch5" table:cell-range-address="Sheet4.A1:Sheet4.C42" chart:data-source-has-labels="both" svg:x="1.424cm" svg:y="2.465cm" svg:width="16.437cm" svg:height="10.493cm">
          <chartooo:coordinate-region svg:x="2.945cm" svg:y="2.678cm" svg:width="14.767cm" svg:height="10.068cm"/>
          <chart:axis chart:dimension="x" chart:name="primary-x" chart:style-name="ch6" chartooo:axis-type="auto">
            <chartooo:date-scale/>
            <chart:title svg:x="8.269cm" svg:y="13.243cm" chart:style-name="ch7">
              <text:p>coordonnée x (m)</text:p>
            </chart:title>
            <chart:categories table:cell-range-address="Sheet4.A2:Sheet4.A42"/>
          </chart:axis>
          <chart:axis chart:dimension="y" chart:name="primary-y" chart:style-name="ch6">
            <chart:title svg:x="0.451cm" svg:y="9.598cm" chart:style-name="ch8">
              <text:p>Effor de flexion (kN m/m)</text:p>
            </chart:title>
            <chart:grid chart:style-name="ch9" chart:class="major"/>
          </chart:axis>
          <chart:series chart:style-name="ch10" chart:values-cell-range-address="Sheet4.B2:Sheet4.B42" chart:label-cell-address="Sheet4.B1:Sheet4.B1" chart:class="chart:line">
            <chart:data-point chart:repeated="41"/>
          </chart:series>
          <chart:series chart:style-name="ch11" chart:values-cell-range-address="Sheet4.C2:Sheet4.C42" chart:label-cell-address="Sheet4.C1:Sheet4.C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_max</text:p>
                <draw:g>
                  <svg:desc>Sheet4.B1:Sheet4.B1</svg:desc>
                </draw:g>
              </table:table-cell>
              <table:table-cell office:value-type="string">
                <text:p>my_min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float" office:value="24.7030101499577">
                <text:p>24.7030101499577</text:p>
                <draw:g>
                  <svg:desc>Sheet4.A2:Sheet4.A42</svg:desc>
                </draw:g>
              </table:table-cell>
              <table:table-cell office:value-type="float" office:value="22.2327209235">
                <text:p>22.2327209235</text:p>
                <draw:g>
                  <svg:desc>Sheet4.B2:Sheet4.B42</svg:desc>
                </draw:g>
              </table:table-cell>
              <table:table-cell office:value-type="float" office:value="-29.9229918267">
                <text:p>-29.9229918267</text:p>
                <draw:g>
                  <svg:desc>Sheet4.C2:Sheet4.C42</svg:desc>
                </draw:g>
              </table:table-cell>
            </table:table-row>
            <table:table-row>
              <table:table-cell office:value-type="float" office:value="25.1447382888731">
                <text:p>25.1447382888731</text:p>
              </table:table-cell>
              <table:table-cell office:value-type="float" office:value="17.0365488009">
                <text:p>17.0365488009</text:p>
              </table:table-cell>
              <table:table-cell office:value-type="float" office:value="-26.9343424284">
                <text:p>-26.9343424284</text:p>
              </table:table-cell>
            </table:table-row>
            <table:table-row>
              <table:table-cell office:value-type="float" office:value="25.5864664277885">
                <text:p>25.5864664277885</text:p>
              </table:table-cell>
              <table:table-cell office:value-type="float" office:value="16.4098049012">
                <text:p>16.4098049012</text:p>
              </table:table-cell>
              <table:table-cell office:value-type="float" office:value="-22.0361244745">
                <text:p>-22.0361244745</text:p>
              </table:table-cell>
            </table:table-row>
            <table:table-row>
              <table:table-cell office:value-type="float" office:value="26.0281945667038">
                <text:p>26.0281945667038</text:p>
              </table:table-cell>
              <table:table-cell office:value-type="float" office:value="17.2702567559">
                <text:p>17.2702567559</text:p>
              </table:table-cell>
              <table:table-cell office:value-type="float" office:value="-19.1237061917">
                <text:p>-19.1237061917</text:p>
              </table:table-cell>
            </table:table-row>
            <table:table-row>
              <table:table-cell office:value-type="float" office:value="26.4699227056192">
                <text:p>26.4699227056192</text:p>
              </table:table-cell>
              <table:table-cell office:value-type="float" office:value="18.1011805737">
                <text:p>18.1011805737</text:p>
              </table:table-cell>
              <table:table-cell office:value-type="float" office:value="-18.5918970165">
                <text:p>-18.5918970165</text:p>
              </table:table-cell>
            </table:table-row>
            <table:table-row>
              <table:table-cell office:value-type="float" office:value="26.9116508445346">
                <text:p>26.9116508445346</text:p>
              </table:table-cell>
              <table:table-cell office:value-type="float" office:value="18.4602631783">
                <text:p>18.4602631783</text:p>
              </table:table-cell>
              <table:table-cell office:value-type="float" office:value="-19.7060291588">
                <text:p>-19.7060291588</text:p>
              </table:table-cell>
            </table:table-row>
            <table:table-row>
              <table:table-cell office:value-type="float" office:value="27.35337898345">
                <text:p>27.35337898345</text:p>
              </table:table-cell>
              <table:table-cell office:value-type="float" office:value="17.9813141738">
                <text:p>17.9813141738</text:p>
              </table:table-cell>
              <table:table-cell office:value-type="float" office:value="-23.2520311368">
                <text:p>-23.2520311368</text:p>
              </table:table-cell>
            </table:table-row>
            <table:table-row>
              <table:table-cell office:value-type="float" office:value="27.7951071223654">
                <text:p>27.7951071223654</text:p>
              </table:table-cell>
              <table:table-cell office:value-type="float" office:value="17.6110948173">
                <text:p>17.6110948173</text:p>
              </table:table-cell>
              <table:table-cell office:value-type="float" office:value="-28.4032344548">
                <text:p>-28.4032344548</text:p>
              </table:table-cell>
            </table:table-row>
            <table:table-row>
              <table:table-cell office:value-type="float" office:value="28.2368352612808">
                <text:p>28.2368352612808</text:p>
              </table:table-cell>
              <table:table-cell office:value-type="float" office:value="16.9759294659">
                <text:p>16.9759294659</text:p>
              </table:table-cell>
              <table:table-cell office:value-type="float" office:value="-31.4995154573">
                <text:p>-31.4995154573</text:p>
              </table:table-cell>
            </table:table-row>
            <table:table-row>
              <table:table-cell office:value-type="float" office:value="28.6785634001961">
                <text:p>28.6785634001961</text:p>
              </table:table-cell>
              <table:table-cell office:value-type="float" office:value="16.1366857654">
                <text:p>16.1366857654</text:p>
              </table:table-cell>
              <table:table-cell office:value-type="float" office:value="-34.3081028974">
                <text:p>-34.3081028974</text:p>
              </table:table-cell>
            </table:table-row>
            <table:table-row>
              <table:table-cell office:value-type="float" office:value="29.1202915391115">
                <text:p>29.1202915391115</text:p>
              </table:table-cell>
              <table:table-cell office:value-type="float" office:value="15.1147907038">
                <text:p>15.1147907038</text:p>
              </table:table-cell>
              <table:table-cell office:value-type="float" office:value="-36.9084077821">
                <text:p>-36.9084077821</text:p>
              </table:table-cell>
            </table:table-row>
            <table:table-row>
              <table:table-cell office:value-type="float" office:value="29.5620196780269">
                <text:p>29.5620196780269</text:p>
              </table:table-cell>
              <table:table-cell office:value-type="float" office:value="13.9057191029">
                <text:p>13.9057191029</text:p>
              </table:table-cell>
              <table:table-cell office:value-type="float" office:value="-39.6785662301">
                <text:p>-39.6785662301</text:p>
              </table:table-cell>
            </table:table-row>
            <table:table-row>
              <table:table-cell office:value-type="float" office:value="30.0037478169423">
                <text:p>30.0037478169423</text:p>
              </table:table-cell>
              <table:table-cell office:value-type="float" office:value="12.5811388383">
                <text:p>12.5811388383</text:p>
              </table:table-cell>
              <table:table-cell office:value-type="float" office:value="-42.6074781328">
                <text:p>-42.6074781328</text:p>
              </table:table-cell>
            </table:table-row>
            <table:table-row>
              <table:table-cell office:value-type="float" office:value="30.4387468359975">
                <text:p>30.4387468359975</text:p>
              </table:table-cell>
              <table:table-cell office:value-type="float" office:value="11.0991672965">
                <text:p>11.0991672965</text:p>
              </table:table-cell>
              <table:table-cell office:value-type="float" office:value="-45.5816152358">
                <text:p>-45.5816152358</text:p>
              </table:table-cell>
            </table:table-row>
            <table:table-row>
              <table:table-cell office:value-type="float" office:value="30.8670167351925">
                <text:p>30.8670167351925</text:p>
              </table:table-cell>
              <table:table-cell office:value-type="float" office:value="9.39828178606">
                <text:p>9.39828178606</text:p>
              </table:table-cell>
              <table:table-cell office:value-type="float" office:value="-48.4864440228">
                <text:p>-48.4864440228</text:p>
              </table:table-cell>
            </table:table-row>
            <table:table-row>
              <table:table-cell office:value-type="float" office:value="31.2952866343875">
                <text:p>31.2952866343875</text:p>
              </table:table-cell>
              <table:table-cell office:value-type="float" office:value="8.34695951668">
                <text:p>8.34695951668</text:p>
              </table:table-cell>
              <table:table-cell office:value-type="float" office:value="-51.371948626">
                <text:p>-51.371948626</text:p>
              </table:table-cell>
            </table:table-row>
            <table:table-row>
              <table:table-cell office:value-type="float" office:value="31.7235565335825">
                <text:p>31.7235565335825</text:p>
              </table:table-cell>
              <table:table-cell office:value-type="float" office:value="7.16666310934">
                <text:p>7.16666310934</text:p>
              </table:table-cell>
              <table:table-cell office:value-type="float" office:value="-54.2086741167">
                <text:p>-54.2086741167</text:p>
              </table:table-cell>
            </table:table-row>
            <table:table-row>
              <table:table-cell office:value-type="float" office:value="32.1518264327775">
                <text:p>32.1518264327775</text:p>
              </table:table-cell>
              <table:table-cell office:value-type="float" office:value="5.85736484821">
                <text:p>5.85736484821</text:p>
              </table:table-cell>
              <table:table-cell office:value-type="float" office:value="-56.9512034283">
                <text:p>-56.9512034283</text:p>
              </table:table-cell>
            </table:table-row>
            <table:table-row>
              <table:table-cell office:value-type="float" office:value="32.5800963319725">
                <text:p>32.5800963319725</text:p>
              </table:table-cell>
              <table:table-cell office:value-type="float" office:value="4.3774566883">
                <text:p>4.3774566883</text:p>
              </table:table-cell>
              <table:table-cell office:value-type="float" office:value="-59.6916801666">
                <text:p>-59.6916801666</text:p>
              </table:table-cell>
            </table:table-row>
            <table:table-row>
              <table:table-cell office:value-type="float" office:value="33.0083662311675">
                <text:p>33.0083662311675</text:p>
              </table:table-cell>
              <table:table-cell office:value-type="float" office:value="2.71203317886">
                <text:p>2.71203317886</text:p>
              </table:table-cell>
              <table:table-cell office:value-type="float" office:value="-62.8871163865">
                <text:p>-62.8871163865</text:p>
              </table:table-cell>
            </table:table-row>
            <table:table-row>
              <table:table-cell office:value-type="float" office:value="33.4366361303625">
                <text:p>33.4366361303625</text:p>
              </table:table-cell>
              <table:table-cell office:value-type="float" office:value="-3.17528692953">
                <text:p>-3.17528692953</text:p>
              </table:table-cell>
              <table:table-cell office:value-type="float" office:value="-66.0632255198">
                <text:p>-66.0632255198</text:p>
              </table:table-cell>
            </table:table-row>
            <table:table-row>
              <table:table-cell office:value-type="float" office:value="33.8649060295575">
                <text:p>33.8649060295575</text:p>
              </table:table-cell>
              <table:table-cell office:value-type="float" office:value="-5.46771401768">
                <text:p>-5.46771401768</text:p>
              </table:table-cell>
              <table:table-cell office:value-type="float" office:value="-68.7837241337">
                <text:p>-68.7837241337</text:p>
              </table:table-cell>
            </table:table-row>
            <table:table-row>
              <table:table-cell office:value-type="float" office:value="34.2931759287525">
                <text:p>34.2931759287525</text:p>
              </table:table-cell>
              <table:table-cell office:value-type="float" office:value="-8.19136281724">
                <text:p>-8.19136281724</text:p>
              </table:table-cell>
              <table:table-cell office:value-type="float" office:value="-70.9780692211">
                <text:p>-70.9780692211</text:p>
              </table:table-cell>
            </table:table-row>
            <table:table-row>
              <table:table-cell office:value-type="float" office:value="34.7214458279475">
                <text:p>34.7214458279475</text:p>
              </table:table-cell>
              <table:table-cell office:value-type="float" office:value="-10.2628061797">
                <text:p>-10.2628061797</text:p>
              </table:table-cell>
              <table:table-cell office:value-type="float" office:value="-71.8225418315">
                <text:p>-71.8225418315</text:p>
              </table:table-cell>
            </table:table-row>
            <table:table-row>
              <table:table-cell office:value-type="float" office:value="35.1497157271425">
                <text:p>35.1497157271425</text:p>
              </table:table-cell>
              <table:table-cell office:value-type="float" office:value="-12.2412137729">
                <text:p>-12.2412137729</text:p>
              </table:table-cell>
              <table:table-cell office:value-type="float" office:value="-72.76434029">
                <text:p>-72.76434029</text:p>
              </table:table-cell>
            </table:table-row>
            <table:table-row>
              <table:table-cell office:value-type="float" office:value="35.5779856263375">
                <text:p>35.5779856263375</text:p>
              </table:table-cell>
              <table:table-cell office:value-type="float" office:value="-14.1176303915">
                <text:p>-14.1176303915</text:p>
              </table:table-cell>
              <table:table-cell office:value-type="float" office:value="-73.1847353015">
                <text:p>-73.1847353015</text:p>
              </table:table-cell>
            </table:table-row>
            <table:table-row>
              <table:table-cell office:value-type="float" office:value="36.0062555255325">
                <text:p>36.0062555255325</text:p>
              </table:table-cell>
              <table:table-cell office:value-type="float" office:value="-15.8934734134">
                <text:p>-15.8934734134</text:p>
              </table:table-cell>
              <table:table-cell office:value-type="float" office:value="-73.638136409">
                <text:p>-73.638136409</text:p>
              </table:table-cell>
            </table:table-row>
            <table:table-row>
              <table:table-cell office:value-type="float" office:value="36.4345254247275">
                <text:p>36.4345254247275</text:p>
              </table:table-cell>
              <table:table-cell office:value-type="float" office:value="-17.5875098989">
                <text:p>-17.5875098989</text:p>
              </table:table-cell>
              <table:table-cell office:value-type="float" office:value="-74.6051375143">
                <text:p>-74.6051375143</text:p>
              </table:table-cell>
            </table:table-row>
            <table:table-row>
              <table:table-cell office:value-type="float" office:value="36.8627953239225">
                <text:p>36.8627953239225</text:p>
              </table:table-cell>
              <table:table-cell office:value-type="float" office:value="-19.2481328182">
                <text:p>-19.2481328182</text:p>
              </table:table-cell>
              <table:table-cell office:value-type="float" office:value="-75.7791983695">
                <text:p>-75.7791983695</text:p>
              </table:table-cell>
            </table:table-row>
            <table:table-row>
              <table:table-cell office:value-type="float" office:value="37.2910652231175">
                <text:p>37.2910652231175</text:p>
              </table:table-cell>
              <table:table-cell office:value-type="float" office:value="-20.9361595245">
                <text:p>-20.9361595245</text:p>
              </table:table-cell>
              <table:table-cell office:value-type="float" office:value="-77.6970823074">
                <text:p>-77.6970823074</text:p>
              </table:table-cell>
            </table:table-row>
            <table:table-row>
              <table:table-cell office:value-type="float" office:value="37.7193351223125">
                <text:p>37.7193351223125</text:p>
              </table:table-cell>
              <table:table-cell office:value-type="float" office:value="-22.504129026">
                <text:p>-22.504129026</text:p>
              </table:table-cell>
              <table:table-cell office:value-type="float" office:value="-80.8871979747">
                <text:p>-80.8871979747</text:p>
              </table:table-cell>
            </table:table-row>
            <table:table-row>
              <table:table-cell office:value-type="float" office:value="38.1476050215075">
                <text:p>38.1476050215075</text:p>
              </table:table-cell>
              <table:table-cell office:value-type="float" office:value="-24.136447023">
                <text:p>-24.136447023</text:p>
              </table:table-cell>
              <table:table-cell office:value-type="float" office:value="-85.0714656614">
                <text:p>-85.0714656614</text:p>
              </table:table-cell>
            </table:table-row>
            <table:table-row>
              <table:table-cell office:value-type="float" office:value="38.5758749207026">
                <text:p>38.5758749207026</text:p>
              </table:table-cell>
              <table:table-cell office:value-type="float" office:value="-22.7553544242">
                <text:p>-22.7553544242</text:p>
              </table:table-cell>
              <table:table-cell office:value-type="float" office:value="-89.7456942787">
                <text:p>-89.7456942787</text:p>
              </table:table-cell>
            </table:table-row>
            <table:table-row>
              <table:table-cell office:value-type="float" office:value="38.9945920086359">
                <text:p>38.9945920086359</text:p>
              </table:table-cell>
              <table:table-cell office:value-type="float" office:value="-25.0286466617">
                <text:p>-25.0286466617</text:p>
              </table:table-cell>
              <table:table-cell office:value-type="float" office:value="-64.1933584323">
                <text:p>-64.1933584323</text:p>
              </table:table-cell>
            </table:table-row>
            <table:table-row>
              <table:table-cell office:value-type="float" office:value="39.4037562728359">
                <text:p>39.4037562728359</text:p>
              </table:table-cell>
              <table:table-cell office:value-type="float" office:value="-5.71804128879">
                <text:p>-5.71804128879</text:p>
              </table:table-cell>
              <table:table-cell office:value-type="float" office:value="-16.5798628596">
                <text:p>-16.5798628596</text:p>
              </table:table-cell>
            </table:table-row>
            <table:table-row>
              <table:table-cell office:value-type="float" office:value="39.812920537036">
                <text:p>39.812920537036</text:p>
              </table:table-cell>
              <table:table-cell office:value-type="float" office:value="-5.21713491671">
                <text:p>-5.21713491671</text:p>
              </table:table-cell>
              <table:table-cell office:value-type="float" office:value="-12.1367618776">
                <text:p>-12.1367618776</text:p>
              </table:table-cell>
            </table:table-row>
            <table:table-row>
              <table:table-cell office:value-type="float" office:value="40.222084801236">
                <text:p>40.222084801236</text:p>
              </table:table-cell>
              <table:table-cell office:value-type="float" office:value="-2.30029515018">
                <text:p>-2.30029515018</text:p>
              </table:table-cell>
              <table:table-cell office:value-type="float" office:value="-7.88328162992">
                <text:p>-7.88328162992</text:p>
              </table:table-cell>
            </table:table-row>
            <table:table-row>
              <table:table-cell office:value-type="float" office:value="40.631249065436">
                <text:p>40.631249065436</text:p>
              </table:table-cell>
              <table:table-cell office:value-type="float" office:value="-0.339224268255">
                <text:p>-0.339224268255</text:p>
              </table:table-cell>
              <table:table-cell office:value-type="float" office:value="-4.8962759565">
                <text:p>-4.8962759565</text:p>
              </table:table-cell>
            </table:table-row>
            <table:table-row>
              <table:table-cell office:value-type="float" office:value="41.040413329636">
                <text:p>41.040413329636</text:p>
              </table:table-cell>
              <table:table-cell office:value-type="float" office:value="-1.45856903548">
                <text:p>-1.45856903548</text:p>
              </table:table-cell>
              <table:table-cell office:value-type="float" office:value="-4.36108667178">
                <text:p>-4.36108667178</text:p>
              </table:table-cell>
            </table:table-row>
            <table:table-row>
              <table:table-cell office:value-type="float" office:value="41.449577593836">
                <text:p>41.449577593836</text:p>
              </table:table-cell>
              <table:table-cell office:value-type="float" office:value="1.24624915604">
                <text:p>1.24624915604</text:p>
              </table:table-cell>
              <table:table-cell office:value-type="float" office:value="-5.82426732921">
                <text:p>-5.82426732921</text:p>
              </table:table-cell>
            </table:table-row>
            <table:table-row>
              <table:table-cell office:value-type="float" office:value="41.8587418580361">
                <text:p>41.8587418580361</text:p>
              </table:table-cell>
              <table:table-cell office:value-type="float" office:value="-26.2034932126">
                <text:p>-26.2034932126</text:p>
              </table:table-cell>
              <table:table-cell office:value-type="float" office:value="-37.7431403358">
                <text:p>-37.7431403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